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178a" officeooo:paragraph-rsid="000e178a"/>
    </style:style>
    <style:style style:name="P2" style:family="paragraph" style:parent-style-name="Standard">
      <style:text-properties style:text-position="0% 100%" officeooo:rsid="000f0874" officeooo:paragraph-rsid="000f0874"/>
    </style:style>
    <style:style style:name="P3" style:family="paragraph" style:parent-style-name="Standard">
      <style:text-properties style:text-position="0% 100%" officeooo:rsid="001b4b5a" officeooo:paragraph-rsid="001b4b5a"/>
    </style:style>
    <style:style style:name="P4" style:family="paragraph" style:parent-style-name="Standard">
      <style:text-properties officeooo:rsid="0013f999" officeooo:paragraph-rsid="0013f999"/>
    </style:style>
    <style:style style:name="P5" style:family="paragraph" style:parent-style-name="Standard">
      <style:text-properties officeooo:rsid="00148126" officeooo:paragraph-rsid="001559d2"/>
    </style:style>
    <style:style style:name="P6" style:family="paragraph" style:parent-style-name="Standard">
      <style:text-properties officeooo:rsid="001cb543" officeooo:paragraph-rsid="001cb543"/>
    </style:style>
    <style:style style:name="P7" style:family="paragraph" style:parent-style-name="Standard">
      <style:text-properties style:font-name="Liberation Serif" officeooo:rsid="001cb543" officeooo:paragraph-rsid="001cb543"/>
    </style:style>
    <style:style style:name="P8" style:family="paragraph" style:parent-style-name="Standard">
      <style:text-properties style:font-name="Liberation Serif" fo:font-size="12pt" officeooo:rsid="000dbb87" officeooo:paragraph-rsid="002c19bf" style:font-size-asian="12pt" style:font-size-complex="12pt"/>
    </style:style>
    <style:style style:name="P9" style:family="paragraph" style:parent-style-name="Standard">
      <style:text-properties style:font-name="Liberation Serif" fo:font-size="12pt" officeooo:rsid="000f047e" officeooo:paragraph-rsid="002c19bf" style:font-size-asian="12pt" style:font-size-complex="12pt"/>
    </style:style>
    <style:style style:name="P10" style:family="paragraph" style:parent-style-name="Standard">
      <style:text-properties fo:color="#000000" style:font-name="Liberation Serif" officeooo:rsid="000e178a" officeooo:paragraph-rsid="000e178a"/>
    </style:style>
    <style:style style:name="P11" style:family="paragraph" style:parent-style-name="Standard">
      <style:text-properties fo:font-variant="normal" fo:text-transform="none" fo:color="#000000" style:font-name="Liberation Serif" fo:font-size="12pt" fo:letter-spacing="normal" fo:font-style="normal" fo:font-weight="normal" officeooo:rsid="001e3114" officeooo:paragraph-rsid="001e3114" style:font-size-asian="12pt" style:font-size-complex="12pt"/>
    </style:style>
    <style:style style:name="P12" style:family="paragraph" style:parent-style-name="Standard">
      <style:text-properties fo:font-variant="normal" fo:text-transform="none" fo:color="#000000" style:font-name="Liberation Serif" fo:font-size="12pt" fo:letter-spacing="normal" fo:font-style="normal" fo:font-weight="normal" officeooo:rsid="00202749" officeooo:paragraph-rsid="001e3114"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4762c8" officeooo:paragraph-rsid="004762c8" style:font-size-asian="12pt" style:font-size-complex="12pt"/>
    </style:style>
    <style:style style:name="P14" style:family="paragraph" style:parent-style-name="Standard">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02749" officeooo:paragraph-rsid="00202749" style:text-blinking="false" fo:background-color="#ffffff"/>
    </style:style>
    <style:style style:name="P15" style:family="paragraph" style:parent-style-name="Standard">
      <style:text-properties officeooo:rsid="000dbb87" officeooo:paragraph-rsid="002c19bf"/>
    </style:style>
    <style:style style:name="P16" style:family="paragraph" style:parent-style-name="Standard">
      <style:text-properties officeooo:paragraph-rsid="00203fe4"/>
    </style:style>
    <style:style style:name="P17" style:family="paragraph" style:parent-style-name="Text_20_body">
      <style:text-properties officeooo:paragraph-rsid="0031d6d2"/>
    </style:style>
    <style:style style:name="P18" style:family="paragraph" style:parent-style-name="Text_20_body">
      <style:text-properties officeooo:rsid="003455a4" officeooo:paragraph-rsid="003455a4"/>
    </style:style>
    <style:style style:name="P19" style:family="paragraph" style:parent-style-name="Text_20_body">
      <style:text-properties officeooo:rsid="003455a4" officeooo:paragraph-rsid="0034bee1"/>
    </style:style>
    <style:style style:name="P20" style:family="paragraph" style:parent-style-name="Text_20_body">
      <style:text-properties officeooo:rsid="003455a4" officeooo:paragraph-rsid="003cffcf"/>
    </style:style>
    <style:style style:name="P21" style:family="paragraph" style:parent-style-name="Text_20_body">
      <style:text-properties officeooo:rsid="003662f6"/>
    </style:style>
    <style:style style:name="P22" style:family="paragraph" style:parent-style-name="Text_20_body">
      <style:text-properties officeooo:rsid="003662f6" officeooo:paragraph-rsid="003662f6"/>
    </style:style>
    <style:style style:name="P23" style:family="paragraph" style:parent-style-name="Text_20_body">
      <style:text-properties officeooo:rsid="00446a97" officeooo:paragraph-rsid="0044e869"/>
    </style:style>
    <style:style style:name="P24" style:family="paragraph" style:parent-style-name="Text_20_body">
      <style:text-properties style:text-position="0% 100%" officeooo:rsid="003760de" officeooo:paragraph-rsid="003760de"/>
    </style:style>
    <style:style style:name="P25" style:family="paragraph" style:parent-style-name="Text_20_body">
      <style:text-properties officeooo:paragraph-rsid="0049e440"/>
    </style:style>
    <style:style style:name="P26" style:family="paragraph" style:parent-style-name="Text_20_body">
      <style:text-properties officeooo:rsid="004883e1" officeooo:paragraph-rsid="004883e1"/>
    </style:style>
    <style:style style:name="P27" style:family="paragraph" style:parent-style-name="Heading_20_1">
      <style:paragraph-properties fo:break-before="page"/>
      <style:text-properties fo:font-size="16pt" style:font-size-asian="16pt" style:font-size-complex="16pt"/>
    </style:style>
    <style:style style:name="P28" style:family="paragraph" style:parent-style-name="Heading_20_1">
      <style:paragraph-properties fo:break-before="page"/>
      <style:text-properties fo:font-size="16pt" officeooo:rsid="004c758e" officeooo:paragraph-rsid="004c758e" style:font-size-asian="16pt" style:font-size-complex="16pt"/>
    </style:style>
    <style:style style:name="P29" style:family="paragraph" style:parent-style-name="Heading_20_2">
      <style:text-properties officeooo:rsid="003455a4" officeooo:paragraph-rsid="003455a4"/>
    </style:style>
    <style:style style:name="P30" style:family="paragraph" style:parent-style-name="Heading_20_1">
      <style:text-properties fo:font-size="16pt" officeooo:rsid="00446a97" officeooo:paragraph-rsid="0044e869" style:font-size-asian="16pt" style:font-size-complex="16pt"/>
    </style:style>
    <style:style style:name="P31" style:family="paragraph" style:parent-style-name="Standard" style:list-style-name="L1">
      <style:text-properties officeooo:rsid="0013f999" officeooo:paragraph-rsid="0013f999"/>
    </style:style>
    <style:style style:name="P32" style:family="paragraph" style:parent-style-name="Standard" style:list-style-name="L1">
      <style:text-properties officeooo:rsid="00148126" officeooo:paragraph-rsid="00148126"/>
    </style:style>
    <style:style style:name="P33" style:family="paragraph" style:parent-style-name="Standard" style:list-style-name="L1">
      <style:text-properties officeooo:rsid="00148126" officeooo:paragraph-rsid="001559d2"/>
    </style:style>
    <style:style style:name="P34" style:family="paragraph" style:parent-style-name="Standard" style:list-style-name="L5">
      <style:text-properties style:text-position="0% 100%" officeooo:rsid="002075a5" officeooo:paragraph-rsid="00446a97"/>
    </style:style>
    <style:style style:name="P35" style:family="paragraph" style:parent-style-name="Standard" style:list-style-name="L10">
      <style:text-properties officeooo:rsid="004762c8" officeooo:paragraph-rsid="004762c8"/>
    </style:style>
    <style:style style:name="P36" style:family="paragraph" style:parent-style-name="Standard" style:list-style-name="L10">
      <style:text-properties fo:font-variant="normal" fo:text-transform="none" fo:color="#000000" style:font-name="Liberation Serif" fo:font-size="12pt" fo:letter-spacing="normal" fo:font-style="normal" fo:font-weight="normal" officeooo:rsid="004762c8" officeooo:paragraph-rsid="004762c8" style:font-size-asian="12pt" style:font-size-complex="12pt"/>
    </style:style>
    <style:style style:name="P37" style:family="paragraph" style:parent-style-name="Standard">
      <style:text-properties style:font-name="Liberation Serif" fo:font-size="12pt"/>
    </style:style>
    <style:style style:name="P38"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erif" fo:font-size="12pt"/>
    </style:style>
    <style:style style:name="P39" style:family="paragraph" style:parent-style-name="Text_20_body" style:list-style-name="L2">
      <style:text-properties officeooo:paragraph-rsid="003662f6"/>
    </style:style>
    <style:style style:name="P40" style:family="paragraph" style:parent-style-name="Text_20_body" style:list-style-name="L2">
      <style:text-properties officeooo:paragraph-rsid="00395703"/>
    </style:style>
    <style:style style:name="P41" style:family="paragraph" style:parent-style-name="Text_20_body" style:list-style-name="L2">
      <style:text-properties style:text-position="0% 100%" officeooo:rsid="003760de" officeooo:paragraph-rsid="003760de"/>
    </style:style>
    <style:style style:name="P42" style:family="paragraph" style:parent-style-name="Text_20_body" style:list-style-name="L3">
      <style:text-properties officeooo:rsid="00323446" officeooo:paragraph-rsid="003455a4"/>
    </style:style>
    <style:style style:name="P43" style:family="paragraph" style:parent-style-name="Text_20_body" style:list-style-name="L5">
      <style:text-properties officeooo:rsid="00323446" officeooo:paragraph-rsid="004725cd"/>
    </style:style>
    <style:style style:name="P44" style:family="paragraph" style:parent-style-name="Text_20_body" style:list-style-name="L4"/>
    <style:style style:name="P45" style:family="paragraph" style:parent-style-name="Text_20_body" style:list-style-name="L4">
      <style:text-properties officeooo:paragraph-rsid="003368d6"/>
    </style:style>
    <style:style style:name="P46" style:family="paragraph" style:parent-style-name="Text_20_body" style:list-style-name="L4">
      <style:text-properties officeooo:paragraph-rsid="004a5a44"/>
    </style:style>
    <style:style style:name="P47" style:family="paragraph" style:parent-style-name="Text_20_body" style:list-style-name="L4">
      <style:text-properties officeooo:paragraph-rsid="0049e440"/>
    </style:style>
    <style:style style:name="P48" style:family="paragraph" style:parent-style-name="Text_20_body" style:list-style-name="L4">
      <style:text-properties officeooo:rsid="0049e440" officeooo:paragraph-rsid="004a5a44"/>
    </style:style>
    <style:style style:name="P49" style:family="paragraph" style:parent-style-name="Text_20_body" style:list-style-name="L4">
      <style:text-properties officeooo:rsid="004a5a44" officeooo:paragraph-rsid="004a5a44"/>
    </style:style>
    <style:style style:name="P50" style:family="paragraph" style:parent-style-name="Text_20_body" style:list-style-name="L6">
      <style:text-properties officeooo:rsid="004725cd" officeooo:paragraph-rsid="004725cd"/>
    </style:style>
    <style:style style:name="P51" style:family="paragraph" style:parent-style-name="Text_20_body" style:list-style-name="L5">
      <style:text-properties officeooo:rsid="003455a4" officeooo:paragraph-rsid="00446a97"/>
    </style:style>
    <style:style style:name="P52" style:family="paragraph" style:parent-style-name="Text_20_body" style:list-style-name="L5">
      <style:text-properties officeooo:rsid="004762c8" officeooo:paragraph-rsid="004762c8"/>
    </style:style>
    <style:style style:name="P53" style:family="paragraph" style:parent-style-name="Text_20_body" style:list-style-name="L5">
      <style:text-properties officeooo:rsid="0042141d" officeooo:paragraph-rsid="0042141d"/>
    </style:style>
    <style:style style:name="P54" style:family="paragraph" style:parent-style-name="Text_20_body" style:list-style-name="L8">
      <style:text-properties officeooo:rsid="0042141d" officeooo:paragraph-rsid="0042141d"/>
    </style:style>
    <style:style style:name="P55" style:family="paragraph" style:parent-style-name="Text_20_body" style:list-style-name="L7">
      <style:text-properties officeooo:paragraph-rsid="00323446"/>
    </style:style>
    <style:style style:name="P56" style:family="paragraph" style:parent-style-name="Text_20_body" style:list-style-name="L8">
      <style:text-properties officeooo:paragraph-rsid="0015f0a7"/>
    </style:style>
    <style:style style:name="P57" style:family="paragraph" style:parent-style-name="Text_20_body" style:list-style-name="L8">
      <style:text-properties officeooo:rsid="0043b7a9" officeooo:paragraph-rsid="0043b7a9"/>
    </style:style>
    <style:style style:name="P58" style:family="paragraph" style:parent-style-name="Text_20_body" style:list-style-name="L9">
      <style:text-properties officeooo:paragraph-rsid="0049cf38"/>
    </style:style>
    <style:style style:name="P59" style:family="paragraph" style:parent-style-name="Text_20_body" style:list-style-name="L9">
      <style:text-properties officeooo:rsid="0034bee1" officeooo:paragraph-rsid="0043b7a9"/>
    </style:style>
    <style:style style:name="P60" style:family="paragraph" style:parent-style-name="Text_20_body" style:list-style-name="L11">
      <style:text-properties officeooo:rsid="004c758e" officeooo:paragraph-rsid="004c758e"/>
    </style:style>
    <style:style style:name="P61" style:family="paragraph" style:parent-style-name="Text_20_body" style:list-style-name="L12">
      <style:text-properties officeooo:rsid="004c758e" officeooo:paragraph-rsid="004c758e"/>
    </style:style>
    <style:style style:name="P62" style:family="paragraph" style:parent-style-name="Text_20_body" style:list-style-name="L12">
      <style:text-properties officeooo:paragraph-rsid="005b4b94"/>
    </style:style>
    <style:style style:name="P63" style:family="paragraph" style:parent-style-name="Text_20_body" style:list-style-name="L12">
      <style:text-properties officeooo:paragraph-rsid="005c9136"/>
    </style:style>
    <style:style style:name="P64" style:family="paragraph" style:parent-style-name="Text_20_body" style:list-style-name="L12">
      <style:text-properties officeooo:paragraph-rsid="005e08b6"/>
    </style:style>
    <style:style style:name="P65" style:family="paragraph" style:parent-style-name="Text_20_body" style:list-style-name="L12">
      <style:text-properties officeooo:paragraph-rsid="005e9809"/>
    </style:style>
    <style:style style:name="P66" style:family="paragraph" style:parent-style-name="Text_20_body" style:list-style-name="L12">
      <style:text-properties officeooo:rsid="004e9a14" officeooo:paragraph-rsid="004e9a14"/>
    </style:style>
    <style:style style:name="P67" style:family="paragraph" style:parent-style-name="Text_20_body" style:list-style-name="L13">
      <style:text-properties officeooo:rsid="004e9a14" officeooo:paragraph-rsid="004e9a14"/>
    </style:style>
    <style:style style:name="P68" style:family="paragraph" style:parent-style-name="Text_20_body" style:list-style-name="L13">
      <style:text-properties officeooo:rsid="004e9a14" officeooo:paragraph-rsid="004eecfa"/>
    </style:style>
    <style:style style:name="P69" style:family="paragraph" style:parent-style-name="Text_20_body" style:list-style-name="L12">
      <style:text-properties officeooo:rsid="00534f7a" officeooo:paragraph-rsid="00534f7a"/>
    </style:style>
    <style:style style:name="P70" style:family="paragraph" style:parent-style-name="Text_20_body">
      <style:text-properties officeooo:rsid="001782bc" officeooo:paragraph-rsid="0044e869"/>
    </style:style>
    <style:style style:name="P71" style:family="paragraph" style:parent-style-name="Text_20_body">
      <style:text-properties officeooo:rsid="005492eb" officeooo:paragraph-rsid="005492eb"/>
    </style:style>
    <style:style style:name="P72" style:family="paragraph" style:parent-style-name="Text_20_body" style:list-style-name="L12">
      <style:text-properties officeooo:rsid="005a8ca7" officeooo:paragraph-rsid="005a8ca7"/>
    </style:style>
    <style:style style:name="P73" style:family="paragraph" style:parent-style-name="Text_20_body" style:list-style-name="L12">
      <style:text-properties officeooo:rsid="005a8ca7" officeooo:paragraph-rsid="005b2a6f"/>
    </style:style>
    <style:style style:name="P74" style:family="paragraph" style:parent-style-name="Text_20_body" style:list-style-name="L12">
      <style:text-properties officeooo:rsid="005e08b6" officeooo:paragraph-rsid="005e08b6"/>
    </style:style>
    <style:style style:name="P75" style:family="paragraph" style:parent-style-name="Text_20_body" style:list-style-name="L12">
      <style:text-properties officeooo:rsid="0060f133" officeooo:paragraph-rsid="0060f133"/>
    </style:style>
    <style:style style:name="T1" style:family="text">
      <style:text-properties style:text-position="0% 100%"/>
    </style:style>
    <style:style style:name="T2" style:family="text">
      <style:text-properties style:text-position="0% 100%" officeooo:rsid="00188986"/>
    </style:style>
    <style:style style:name="T3" style:family="text">
      <style:text-properties style:text-position="0% 100%" officeooo:rsid="00202749"/>
    </style:style>
    <style:style style:name="T4" style:family="text">
      <style:text-properties style:text-position="0% 100%" fo:font-weight="normal" officeooo:rsid="00323446" style:font-weight-asian="normal" style:font-weight-complex="normal"/>
    </style:style>
    <style:style style:name="T5" style:family="text">
      <style:text-properties style:text-position="0% 100%" officeooo:rsid="0024fcf1"/>
    </style:style>
    <style:style style:name="T6" style:family="text">
      <style:text-properties style:text-position="0% 100%" officeooo:rsid="00323446"/>
    </style:style>
    <style:style style:name="T7" style:family="text">
      <style:text-properties style:text-position="0% 100%" officeooo:rsid="003455a4"/>
    </style:style>
    <style:style style:name="T8" style:family="text">
      <style:text-properties style:text-position="0% 100%" officeooo:rsid="00348600"/>
    </style:style>
    <style:style style:name="T9" style:family="text">
      <style:text-properties style:text-position="0% 100%" officeooo:rsid="003662f6"/>
    </style:style>
    <style:style style:name="T10" style:family="text">
      <style:text-properties style:text-position="0% 100%" officeooo:rsid="003760de"/>
    </style:style>
    <style:style style:name="T11" style:family="text">
      <style:text-properties style:text-position="0% 100%" officeooo:rsid="00395703"/>
    </style:style>
    <style:style style:name="T12" style:family="text">
      <style:text-properties style:text-position="0% 100%" officeooo:rsid="003c0335"/>
    </style:style>
    <style:style style:name="T13" style:family="text">
      <style:text-properties style:text-position="0% 100%" officeooo:rsid="003cffcf"/>
    </style:style>
    <style:style style:name="T14" style:family="text">
      <style:text-properties style:text-position="0% 100%" officeooo:rsid="0034bee1"/>
    </style:style>
    <style:style style:name="T15" style:family="text">
      <style:text-properties style:text-position="0% 100%" officeooo:rsid="003ea11b"/>
    </style:style>
    <style:style style:name="T16" style:family="text">
      <style:text-properties style:text-position="0% 100%" style:text-underline-style="none" officeooo:rsid="00323446"/>
    </style:style>
    <style:style style:name="T17" style:family="text">
      <style:text-properties style:text-position="0% 100%" style:text-underline-style="none" officeooo:rsid="00202749"/>
    </style:style>
    <style:style style:name="T18" style:family="text">
      <style:text-properties style:text-position="0% 100%" style:font-name="Liberation Serif" fo:font-size="12pt" officeooo:rsid="00202749" style:font-size-asian="12pt" style:font-size-complex="12pt"/>
    </style:style>
    <style:style style:name="T19" style:family="text">
      <style:text-properties style:text-position="0% 100%" officeooo:rsid="00498d71"/>
    </style:style>
    <style:style style:name="T20" style:family="text">
      <style:text-properties style:text-position="0% 100%" officeooo:rsid="004bd541"/>
    </style:style>
    <style:style style:name="T21" style:family="text">
      <style:text-properties style:text-position="0% 100%" style:font-name="Liberation Serif" fo:font-size="12pt" officeooo:rsid="00348600" style:font-size-asian="12pt" style:font-size-complex="12pt"/>
    </style:style>
    <style:style style:name="T22" style:family="text">
      <style:text-properties style:text-position="0% 100%" style:font-name="Liberation Serif" fo:font-size="12pt" officeooo:rsid="003455a4" style:font-size-asian="12pt" style:font-size-complex="12pt"/>
    </style:style>
    <style:style style:name="T23" style:family="text">
      <style:text-properties style:text-position="0% 100%" officeooo:rsid="00511f78"/>
    </style:style>
    <style:style style:name="T24" style:family="text">
      <style:text-properties style:text-position="0% 100%" officeooo:rsid="005c9136"/>
    </style:style>
    <style:style style:name="T25" style:family="text">
      <style:text-properties style:text-position="0% 100%" officeooo:rsid="005e08b6"/>
    </style:style>
    <style:style style:name="T26" style:family="text">
      <style:text-properties style:text-position="0% 100%" officeooo:rsid="005e9809"/>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officeooo:rsid="003455a4" style:font-style-asian="italic" style:font-style-complex="italic"/>
    </style:style>
    <style:style style:name="T30" style:family="text">
      <style:text-properties fo:font-style="italic" officeooo:rsid="00202749" style:font-style-asian="italic" style:font-style-complex="italic"/>
    </style:style>
    <style:style style:name="T31" style:family="text">
      <style:text-properties fo:font-style="italic" officeooo:rsid="004725cd" style:font-style-asian="italic" style:font-style-complex="italic"/>
    </style:style>
    <style:style style:name="T32" style:family="text">
      <style:text-properties officeooo:rsid="00188986"/>
    </style:style>
    <style:style style:name="T33" style:family="text">
      <style:text-properties officeooo:rsid="0019704a"/>
    </style:style>
    <style:style style:name="T34" style:family="text">
      <style:text-properties officeooo:rsid="001d5be4"/>
    </style:style>
    <style:style style:name="T35" style:family="text">
      <style:text-properties fo:font-variant="normal" fo:text-transform="none" fo:color="#000000" style:text-position="0% 100%" style:font-name="Liberation Serif" fo:font-size="12pt" fo:letter-spacing="normal" fo:font-style="normal" fo:font-weight="normal" style:font-size-asian="12pt" style:font-size-complex="12pt"/>
    </style:style>
    <style:style style:name="T36" style:family="text">
      <style:text-properties fo:font-variant="normal" fo:text-transform="none" fo:color="#000000" style:font-name="Liberation Serif" fo:font-size="12pt" fo:letter-spacing="normal" fo:font-style="normal" fo:font-weight="normal"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0202749"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01e3114" style:font-size-asian="12pt" style:font-size-complex="12pt"/>
    </style:style>
    <style:style style:name="T39" style:family="text">
      <style:text-properties fo:font-variant="normal" fo:text-transform="none" fo:color="#303030" style:text-position="0% 100%" style:font-name="arial" fo:font-size="9.75pt" fo:letter-spacing="normal" fo:font-style="normal" fo:font-weight="normal" officeooo:rsid="0024fcf1"/>
    </style:style>
    <style:style style:name="T40" style:family="text">
      <style:text-properties fo:font-variant="normal" fo:text-transform="none" fo:color="#303030" style:text-position="0% 100%" style:font-name="arial" fo:font-size="9.75pt" fo:letter-spacing="normal" fo:font-style="normal" fo:font-weight="normal" officeooo:rsid="004be7db"/>
    </style:style>
    <style:style style:name="T41" style:family="text">
      <style:text-properties fo:font-variant="normal" fo:text-transform="none" fo:color="#303030" style:text-position="0% 100%" style:font-name="arial" fo:font-size="9.75pt" fo:letter-spacing="normal" fo:font-style="normal" fo:font-weight="normal" officeooo:rsid="00504dda"/>
    </style:style>
    <style:style style:name="T42" style:family="text">
      <style:text-properties fo:font-variant="normal" fo:text-transform="none" fo:color="#303030" style:text-position="0% 100%" style:font-name="Liberation Serif" fo:font-size="12pt" fo:letter-spacing="normal" fo:font-style="normal" fo:font-weight="normal" officeooo:rsid="003455a4" style:font-size-asian="12pt" style:font-size-complex="12pt"/>
    </style:style>
    <style:style style:name="T43" style:family="text">
      <style:text-properties fo:font-variant="normal" fo:text-transform="none" fo:color="#303030" style:text-position="0% 100%" style:font-name="Liberation Serif" fo:font-size="12pt" fo:letter-spacing="normal" fo:font-style="normal" fo:font-weight="normal" officeooo:rsid="00504dda" style:font-size-asian="12pt" style:font-size-complex="12pt"/>
    </style:style>
    <style:style style:name="T44" style:family="text">
      <style:text-properties fo:font-size="12pt" officeooo:rsid="001d5be4" style:font-size-asian="12pt" style:font-size-complex="12pt"/>
    </style:style>
    <style:style style:name="T45" style:family="text">
      <style:text-properties officeooo:rsid="000f047e"/>
    </style:style>
    <style:style style:name="T46" style:family="text">
      <style:text-properties officeooo:rsid="00323446"/>
    </style:style>
    <style:style style:name="T47" style:family="text">
      <style:text-properties fo:font-weight="normal" officeooo:rsid="0015f0a7" style:font-weight-asian="normal" style:font-weight-complex="normal"/>
    </style:style>
    <style:style style:name="T48" style:family="text">
      <style:text-properties fo:font-weight="normal" officeooo:rsid="0024fcf1" style:font-weight-asian="normal" style:font-weight-complex="normal"/>
    </style:style>
    <style:style style:name="T49" style:family="text">
      <style:text-properties fo:font-weight="normal" officeooo:rsid="00323446" style:font-weight-asian="normal" style:font-weight-complex="normal"/>
    </style:style>
    <style:style style:name="T50" style:family="text">
      <style:text-properties fo:font-weight="normal" officeooo:rsid="0034bee1" style:font-weight-asian="normal" style:font-weight-complex="normal"/>
    </style:style>
    <style:style style:name="T51" style:family="text">
      <style:text-properties fo:font-weight="normal" officeooo:rsid="0041ebbd" style:font-weight-asian="normal" style:font-weight-complex="normal"/>
    </style:style>
    <style:style style:name="T52" style:family="text">
      <style:text-properties fo:font-weight="normal" officeooo:rsid="0043b7a9" style:font-weight-asian="normal" style:font-weight-complex="normal"/>
    </style:style>
    <style:style style:name="T53" style:family="text">
      <style:text-properties fo:font-weight="normal" officeooo:rsid="003368d6" style:font-weight-asian="normal" style:font-weight-complex="normal"/>
    </style:style>
    <style:style style:name="T54" style:family="text">
      <style:text-properties fo:font-weight="normal" officeooo:rsid="0049e440" style:font-weight-asian="normal" style:font-weight-complex="normal"/>
    </style:style>
    <style:style style:name="T55" style:family="text">
      <style:text-properties fo:font-weight="normal" officeooo:rsid="00348600" style:font-weight-asian="normal" style:font-weight-complex="normal"/>
    </style:style>
    <style:style style:name="T56" style:family="text">
      <style:text-properties fo:font-weight="bold" officeooo:rsid="00323446" style:font-weight-asian="bold" style:font-weight-complex="bold"/>
    </style:style>
    <style:style style:name="T57" style:family="text">
      <style:text-properties officeooo:rsid="00202749"/>
    </style:style>
    <style:style style:name="T58" style:family="text">
      <style:text-properties officeooo:rsid="003455a4"/>
    </style:style>
    <style:style style:name="T59" style:family="text">
      <style:text-properties officeooo:rsid="00348600"/>
    </style:style>
    <style:style style:name="T60" style:family="text">
      <style:text-properties officeooo:rsid="0034bee1"/>
    </style:style>
    <style:style style:name="T61" style:family="text">
      <style:text-properties officeooo:rsid="003662f6"/>
    </style:style>
    <style:style style:name="T62" style:family="text">
      <style:text-properties officeooo:rsid="00395703"/>
    </style:style>
    <style:style style:name="T63" style:family="text">
      <style:text-properties style:text-position="super 58%"/>
    </style:style>
    <style:style style:name="T64" style:family="text">
      <style:text-properties officeooo:rsid="0043b7a9"/>
    </style:style>
    <style:style style:name="T65" style:family="text">
      <style:text-properties officeooo:rsid="00446a97"/>
    </style:style>
    <style:style style:name="T66" style:family="text">
      <style:text-properties officeooo:rsid="004725cd"/>
    </style:style>
    <style:style style:name="T67" style:family="text">
      <style:text-properties officeooo:rsid="0048ff20"/>
    </style:style>
    <style:style style:name="T68" style:family="text">
      <style:text-properties officeooo:rsid="00498d71"/>
    </style:style>
    <style:style style:name="T69" style:family="text">
      <style:text-properties officeooo:rsid="004a5a44"/>
    </style:style>
    <style:style style:name="T70" style:family="text">
      <style:text-properties officeooo:rsid="004a7173"/>
    </style:style>
    <style:style style:name="T71" style:family="text">
      <style:text-properties officeooo:rsid="004bd541"/>
    </style:style>
    <style:style style:name="T72" style:family="text">
      <style:text-properties officeooo:rsid="004ceebb"/>
    </style:style>
    <style:style style:name="T73" style:family="text">
      <style:text-properties officeooo:rsid="004eecfa"/>
    </style:style>
    <style:style style:name="T74" style:family="text">
      <style:text-properties officeooo:rsid="00511f78"/>
    </style:style>
    <style:style style:name="T75" style:family="text">
      <style:text-properties officeooo:rsid="00583844"/>
    </style:style>
    <style:style style:name="T76" style:family="text">
      <style:text-properties officeooo:rsid="005b2a6f"/>
    </style:style>
    <style:style style:name="T77" style:family="text">
      <style:text-properties officeooo:rsid="005b4b94"/>
    </style:style>
    <style:style style:name="T78" style:family="text">
      <style:text-properties officeooo:rsid="005e08b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derstanding <text:span text:style-name="T33">and predicting </text:span>behaviour</text:p>
      <text:p text:style-name="Title"/>
      <text:p text:style-name="Heading_20_1">The idea</text:p>
      <text:p text:style-name="P4">Certainly not well defined...yet. Includes the following points:</text:p>
      <text:p text:style-name="P4"/>
      <text:list xml:id="list6808627221680166500" text:style-name="L1">
        <text:list-item>
          <text:p text:style-name="P31">using an RNN on either raw rgb images or a vectorised set of features, eg pose and facial expression(?) to identify ‘behaviour’ in a similar way to activity recognition</text:p>
          <text:list>
            <text:list-item>
              <text:p text:style-name="P31">outlier detection for individuals in a crowd/herd</text:p>
            </text:list-item>
            <text:list-item>
              <text:p text:style-name="P31">t+1 prediction of behaviour, able to identify abnormal behaviour as it develops.</text:p>
            </text:list-item>
            <text:list-item>
              <text:p text:style-name="P31">Is time required for this problem? Animal aggression for instance could probably be detected from a single image</text:p>
            </text:list-item>
          </text:list>
        </text:list-item>
        <text:list-item>
          <text:p text:style-name="P31">Why would we use pose rather than just direct images?</text:p>
          <text:list>
            <text:list-item>
              <text:p text:style-name="P31">Does it allow for better movement/gait analysis? Probably not.</text:p>
            </text:list-item>
            <text:list-item>
              <text:p text:style-name="P31">It would likely be a good way of removing <text:span text:style-name="T72">additional</text:span> factors such as clothing, fatness, occlsuions. A way of normalising the input</text:p>
            </text:list-item>
            <text:list-item>
              <text:p text:style-name="P31">We would likely lose out on subtler features, such as facial expression and eye movement, if these could be picked up in rgb at all</text:p>
            </text:list-item>
            <text:list-item>
              <text:p text:style-name="P32">dd</text:p>
            </text:list-item>
          </text:list>
        </text:list-item>
        <text:list-item>
          <text:p text:style-name="P33">The goal is to be able to detect when someone is about to do something that you need to react to, eg when a cow is about to bolt out of a herd, or when a pedestrian is about to step into traffic. For a person to be able to do this, they would be making a judgement about the animal or person’s current behaviour and their surroundings using that to predict what the animal/person is about to do. <text:line-break/>For instance:</text:p>
          <text:list>
            <text:list-item>
              <text:p text:style-name="P33">detecting a pedestrian alongside a road, then determining the level of situational awareness this pedestrian has with regards to their surroundings in general and with regards to the observer in particular.</text:p>
            </text:list-item>
            <text:list-item>
              <text:p text:style-name="P33">During herding of cattle, determining whether a particular individual is acting contrarian to the overall herd’s behaviour, or determining the individual’s current attitude towards the herder and using this to predict the likely next action of the animal and use that to determine the best action for the herder.</text:p>
            </text:list-item>
          </text:list>
        </text:list-item>
      </text:list>
      <text:p text:style-name="P5"/>
      <text:p text:style-name="P6">So, what could we do as an experiment?</text:p>
      <text:p text:style-name="P6"/>
      <text:p text:style-name="P7">How about seeing if it is possible to predict intent of an individual from pose alone?</text:p>
      <text:p text:style-name="P7">Can we correlate pose with certain known behaviours, such as situational awareness? Cow’s <text:span text:style-name="T34">stress </text:span><text:span text:style-name="T44">levels during herding (is this correlated to tendency to balk?)</text:span></text:p>
      <text:p text:style-name="P15">Use of LSTM to predict motion of an individual in a crowd/herd. </text:p>
      <text:p text:style-name="P15"><text:tab/>Can this be done in real time using 2d pose? 3D pose? Raw rgb? </text:p>
      <text:p text:style-name="P15"><text:tab/>Can this predict ‘abnormal motions’ ?ie herd bolt, step out on road…. (I think this is the one)</text:p>
      <text:p text:style-name="P8"><text:tab/><text:span text:style-name="T45">Can this be used to tell if an animal is stressed? Recognition of abnormal anmal behaviour,</text:span></text:p>
      <text:p text:style-name="P9">where a baseline is set on ‘calm cows’.. Anomaly detection: useful with a small dataset, especially when limited positive examples</text:p>
      <text:p text:style-name="P11">. </text:p>
      <text:p text:style-name="P12"/>
      <text:p text:style-name="P27">Related Works</text:p>
      <text:p text:style-name="P29">Pose Estimation</text:p>
      <text:p text:style-name="P21">This large area of study includes multiple methods of both 2D and 3D pose estimation, using various sensors. </text:p>
      <text:p text:style-name="P22">Currently, i<text:span text:style-name="T62">n real-time i</text:span>t is possible to achieve</text:p>
      <text:list xml:id="list1612649766523787677" text:style-name="L2">
        <text:list-item>
          <text:p text:style-name="P39"><text:span text:style-name="T61">Multiple person 2D pose estimation from RGB; Realtime multi-person 2d pose estimation using Part Affinity Fields, </text:span><text:reference-mark-start text:name="ADDIN CSL_CITATION {&quot;properties&quot;: {&quot;noteIndex&quot;: 0}, &quot;schema&quot;: &quot;https://github.com/citation-style-language/schema/raw/master/csl-citation.json&quot;, &quot;citationItems&quot;: [{&quot;itemData&quot;: {&quot;issued&quot;: {&quot;date-parts&quot;: [[&quot;2016&quot;]]}, &quot;abstract&quot;: &quot;We present an approach to efficiently detect the 2D pose of multiple people in an image. The approach uses a nonparametric representation, which we refer to as Part Affinity Fields (PAFs), to learn to associate body parts with individuals in the image. The architecture encodes global context, allowing a greedy bottom-up parsing step that maintains high accuracy while achieving realtime performance, irrespective of the number of people in the image. The architecture is designed to jointly learn part locations and their association via two branches of the same sequential prediction process. Our method placed first in the inaugural COCO 2016 keypoints challenge, and significantly exceeds the previous state-of-the-art result on the MPII Multi-Person benchmark, both in performance and efficiency.&quot;, &quot;DOI&quot;: &quot;10.1109/CVPR.2017.143&quot;, &quot;id&quot;: &quot;ITEM-1&quot;, &quot;title&quot;: &quot;Realtime Multi-Person 2D Pose Estimation using Part Affinity Fields&quot;, &quot;author&quot;: [{&quot;given&quot;: &quot;Zhe&quot;, &quot;non-dropping-particle&quot;: &quot;&quot;, &quot;family&quot;: &quot;Cao&quot;, &quot;dropping-particle&quot;: &quot;&quot;, &quot;parse-names&quot;: false, &quot;suffix&quot;: &quot;&quot;}, {&quot;given&quot;: &quot;Tomas&quot;, &quot;non-dropping-particle&quot;: &quot;&quot;, &quot;family&quot;: &quot;Simon&quot;, &quot;dropping-particle&quot;: &quot;&quot;, &quot;parse-names&quot;: false, &quot;suffix&quot;: &quot;&quot;}, {&quot;given&quot;: &quot;Shih-En&quot;, &quot;non-dropping-particle&quot;: &quot;&quot;, &quot;family&quot;: &quot;Wei&quot;, &quot;dropping-particle&quot;: &quot;&quot;, &quot;parse-names&quot;: false, &quot;suffix&quot;: &quot;&quot;}, {&quot;given&quot;: &quot;Yaser&quot;, &quot;non-dropping-particle&quot;: &quot;&quot;, &quot;family&quot;: &quot;Sheikh&quot;, &quot;dropping-particle&quot;: &quot;&quot;, &quot;parse-names&quot;: false, &quot;suffix&quot;: &quot;&quot;}], &quot;type&quot;: &quot;article-journal&quot;}, &quot;uris&quot;: [&quot;http://www.mendeley.com/documents/?uuid=3aaa35ba-590e-461c-8cf4-1601980cf173&quot;], &quot;id&quot;: &quot;ITEM-1&quot;}], &quot;mendeley&quot;: {&quot;plainTextFormattedCitation&quot;: &quot;(Cao, Simon, Wei, &amp; Sheikh, 2016)&quot;, &quot;previouslyFormattedCitation&quot;: &quot;(Cao, Simon, Wei, &amp; Sheikh, 2016)&quot;, &quot;formattedCitation&quot;: &quot;(Cao, Simon, Wei, &amp; Sheikh, 2016)&quot;}} RNDKCCWa6K2Di"/><text:span text:style-name="T61">(Cao, Simon, Wei, &amp; Sheikh, 2016)</text:span><text:reference-mark-end text:name="ADDIN CSL_CITATION {&quot;properties&quot;: {&quot;noteIndex&quot;: 0}, &quot;schema&quot;: &quot;https://github.com/citation-style-language/schema/raw/master/csl-citation.json&quot;, &quot;citationItems&quot;: [{&quot;itemData&quot;: {&quot;issued&quot;: {&quot;date-parts&quot;: [[&quot;2016&quot;]]}, &quot;abstract&quot;: &quot;We present an approach to efficiently detect the 2D pose of multiple people in an image. The approach uses a nonparametric representation, which we refer to as Part Affinity Fields (PAFs), to learn to associate body parts with individuals in the image. The architecture encodes global context, allowing a greedy bottom-up parsing step that maintains high accuracy while achieving realtime performance, irrespective of the number of people in the image. The architecture is designed to jointly learn part locations and their association via two branches of the same sequential prediction process. Our method placed first in the inaugural COCO 2016 keypoints challenge, and significantly exceeds the previous state-of-the-art result on the MPII Multi-Person benchmark, both in performance and efficiency.&quot;, &quot;DOI&quot;: &quot;10.1109/CVPR.2017.143&quot;, &quot;id&quot;: &quot;ITEM-1&quot;, &quot;title&quot;: &quot;Realtime Multi-Person 2D Pose Estimation using Part Affinity Fields&quot;, &quot;author&quot;: [{&quot;given&quot;: &quot;Zhe&quot;, &quot;non-dropping-particle&quot;: &quot;&quot;, &quot;family&quot;: &quot;Cao&quot;, &quot;dropping-particle&quot;: &quot;&quot;, &quot;parse-names&quot;: false, &quot;suffix&quot;: &quot;&quot;}, {&quot;given&quot;: &quot;Tomas&quot;, &quot;non-dropping-particle&quot;: &quot;&quot;, &quot;family&quot;: &quot;Simon&quot;, &quot;dropping-particle&quot;: &quot;&quot;, &quot;parse-names&quot;: false, &quot;suffix&quot;: &quot;&quot;}, {&quot;given&quot;: &quot;Shih-En&quot;, &quot;non-dropping-particle&quot;: &quot;&quot;, &quot;family&quot;: &quot;Wei&quot;, &quot;dropping-particle&quot;: &quot;&quot;, &quot;parse-names&quot;: false, &quot;suffix&quot;: &quot;&quot;}, {&quot;given&quot;: &quot;Yaser&quot;, &quot;non-dropping-particle&quot;: &quot;&quot;, &quot;family&quot;: &quot;Sheikh&quot;, &quot;dropping-particle&quot;: &quot;&quot;, &quot;parse-names&quot;: false, &quot;suffix&quot;: &quot;&quot;}], &quot;type&quot;: &quot;article-journal&quot;}, &quot;uris&quot;: [&quot;http://www.mendeley.com/documents/?uuid=3aaa35ba-590e-461c-8cf4-1601980cf173&quot;], &quot;id&quot;: &quot;ITEM-1&quot;}], &quot;mendeley&quot;: {&quot;plainTextFormattedCitation&quot;: &quot;(Cao, Simon, Wei, &amp; Sheikh, 2016)&quot;, &quot;previouslyFormattedCitation&quot;: &quot;(Cao, Simon, Wei, &amp; Sheikh, 2016)&quot;, &quot;formattedCitation&quot;: &quot;(Cao, Simon, Wei, &amp; Sheikh, 2016)&quot;}} RNDKCCWa6K2Di"/><text:span text:style-name="T6"> </text:span><text:span text:style-name="T9">This method uses a purely</text:span><text:span text:style-name="T6"> data </text:span><text:span text:style-name="T9">driven</text:span><text:span text:style-name="T6"> approach.</text:span></text:p>
        </text:list-item>
        <text:list-item>
          <text:p text:style-name="P40"><text:span text:style-name="T6">S</text:span><text:span text:style-name="T9">ingle person 3D pose estimation from RGB, </text:span><text:span text:style-name="T13">trained on RGBD </text:span><text:span text:style-name="T15">motion capture </text:span><text:span text:style-name="T13">dataset</text:span><text:span text:style-name="T9">; </text:span><text:span text:style-name="T1">VNect: Real-time 3D Human Pose Estimation with a Single RGB Camera</text:span><text:span text:style-name="T9"> </text:span><text:reference-mark-start text:name="ADDIN CSL_CITATION {&quot;properties&quot;: {&quot;noteIndex&quot;: 0}, &quot;schema&quot;: &quot;https://github.com/citation-style-language/schema/raw/master/csl-citation.json&quot;, &quot;citationItems&quot;: [{&quot;itemData&quot;: {&quot;issued&quot;: {&quot;date-parts&quot;: [[&quot;2017&quot;]]}, &quot;abstract&quot;: &quot;We present the first real-time method to capture the full global 3D skeletal pose of a human in a stable, temporally consistent manner using a single RGB camera. Our method combines a new convolutional neural network (CNN) based pose regressor with kinematic skeleton fitting. Our novel fully- convolutional pose formulation regresses 2D and 3D joint positions jointly in real time and does not require tightly cropped input frames. A real-time kinematic skeleton fitting method uses the CNN output to yield temporally stable 3D global pose reconstructions on the basis of a coherent kinematic skeleton. This makes our approach the first monocular RGB method usable in real-time applications such as 3D character control\u2014thus far, the only monocular methods for such applications employed specialized RGB-D cam- eras. Our method\u2019s accuracy is quantitatively on par with the best offline 3D monocular RGB pose estimation methods. Our results are qualitatively comparable to, and sometimes better than, results from monocular RGB-D approaches, such as the Kinect. However, we show that our approach is more broadly applicable than RGB-D solutions, i.e., it works for outdoor scenes, community videos, and low quality commodity RGB cameras.&quot;, &quot;DOI&quot;: &quot;10.1145/3072959.3073596&quot;, &quot;page&quot;: &quot;1-13&quot;, &quot;container-title&quot;: &quot;Tog&quot;, &quot;id&quot;: &quot;ITEM-1&quot;, &quot;issue&quot;: &quot;14&quot;, &quot;author&quot;: [{&quot;given&quot;: &quot;Dushyant&quot;, &quot;non-dropping-particle&quot;: &quot;&quot;, &quot;family&quot;: &quot;Mehta&quot;, &quot;dropping-particle&quot;: &quot;&quot;, &quot;parse-names&quot;: false, &quot;suffix&quot;: &quot;&quot;}, {&quot;given&quot;: &quot;Srinath&quot;, &quot;non-dropping-particle&quot;: &quot;&quot;, &quot;family&quot;: &quot;Sridhar&quot;, &quot;dropping-particle&quot;: &quot;&quot;, &quot;parse-names&quot;: false, &quot;suffix&quot;: &quot;&quot;}, {&quot;given&quot;: &quot;Oleksandr&quot;, &quot;non-dropping-particle&quot;: &quot;&quot;, &quot;family&quot;: &quot;Sotnychenko&quot;, &quot;dropping-particle&quot;: &quot;&quot;, &quot;parse-names&quot;: false, &quot;suffix&quot;: &quot;&quot;}, {&quot;given&quot;: &quot;Helge&quot;, &quot;non-dropping-particle&quot;: &quot;&quot;, &quot;family&quot;: &quot;Rhodin&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Dan&quot;, &quot;non-dropping-particle&quot;: &quot;&quot;, &quot;family&quot;: &quot;Casas&quot;, &quot;dropping-particle&quot;: &quot;&quot;, &quot;parse-names&quot;: false, &quot;suffix&quot;: &quot;&quot;}, {&quot;given&quot;: &quot;Christian&quot;, &quot;non-dropping-particle&quot;: &quot;&quot;, &quot;family&quot;: &quot;Theobalt&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Weipeng&quot;, &quot;non-dropping-particle&quot;: &quot;&quot;, &quot;family&quot;: &quot;Xu&quot;, &quot;dropping-particle&quot;: &quot;&quot;, &quot;parse-names&quot;: false, &quot;suffix&quot;: &quot;&quot;}], &quot;title&quot;: &quot;VNect: Real-time 3D Human Pose Estimation with a Single RGB Camera ACM Reference format: VNect: Real-time 3D Human Pose Estimation with a Single RGB Camera&quot;, &quot;volume&quot;: &quot;36&quot;, &quot;type&quot;: &quot;article-journal&quot;}, &quot;uris&quot;: [&quot;http://www.mendeley.com/documents/?uuid=18a9eab1-b838-4cdd-8d17-9d106460b9c6&quot;], &quot;id&quot;: &quot;ITEM-1&quot;}], &quot;mendeley&quot;: {&quot;plainTextFormattedCitation&quot;: &quot;(Mehta et al., 2017)&quot;, &quot;previouslyFormattedCitation&quot;: &quot;(Mehta et al., 2017)&quot;, &quot;formattedCitation&quot;: &quot;(Mehta et al., 2017)&quot;}} RNDXBbw2e4ZXZ"/><text:span text:style-name="T9">(Mehta et al., 2017)</text:span><text:reference-mark-end text:name="ADDIN CSL_CITATION {&quot;properties&quot;: {&quot;noteIndex&quot;: 0}, &quot;schema&quot;: &quot;https://github.com/citation-style-language/schema/raw/master/csl-citation.json&quot;, &quot;citationItems&quot;: [{&quot;itemData&quot;: {&quot;issued&quot;: {&quot;date-parts&quot;: [[&quot;2017&quot;]]}, &quot;abstract&quot;: &quot;We present the first real-time method to capture the full global 3D skeletal pose of a human in a stable, temporally consistent manner using a single RGB camera. Our method combines a new convolutional neural network (CNN) based pose regressor with kinematic skeleton fitting. Our novel fully- convolutional pose formulation regresses 2D and 3D joint positions jointly in real time and does not require tightly cropped input frames. A real-time kinematic skeleton fitting method uses the CNN output to yield temporally stable 3D global pose reconstructions on the basis of a coherent kinematic skeleton. This makes our approach the first monocular RGB method usable in real-time applications such as 3D character control\u2014thus far, the only monocular methods for such applications employed specialized RGB-D cam- eras. Our method\u2019s accuracy is quantitatively on par with the best offline 3D monocular RGB pose estimation methods. Our results are qualitatively comparable to, and sometimes better than, results from monocular RGB-D approaches, such as the Kinect. However, we show that our approach is more broadly applicable than RGB-D solutions, i.e., it works for outdoor scenes, community videos, and low quality commodity RGB cameras.&quot;, &quot;DOI&quot;: &quot;10.1145/3072959.3073596&quot;, &quot;page&quot;: &quot;1-13&quot;, &quot;container-title&quot;: &quot;Tog&quot;, &quot;id&quot;: &quot;ITEM-1&quot;, &quot;issue&quot;: &quot;14&quot;, &quot;author&quot;: [{&quot;given&quot;: &quot;Dushyant&quot;, &quot;non-dropping-particle&quot;: &quot;&quot;, &quot;family&quot;: &quot;Mehta&quot;, &quot;dropping-particle&quot;: &quot;&quot;, &quot;parse-names&quot;: false, &quot;suffix&quot;: &quot;&quot;}, {&quot;given&quot;: &quot;Srinath&quot;, &quot;non-dropping-particle&quot;: &quot;&quot;, &quot;family&quot;: &quot;Sridhar&quot;, &quot;dropping-particle&quot;: &quot;&quot;, &quot;parse-names&quot;: false, &quot;suffix&quot;: &quot;&quot;}, {&quot;given&quot;: &quot;Oleksandr&quot;, &quot;non-dropping-particle&quot;: &quot;&quot;, &quot;family&quot;: &quot;Sotnychenko&quot;, &quot;dropping-particle&quot;: &quot;&quot;, &quot;parse-names&quot;: false, &quot;suffix&quot;: &quot;&quot;}, {&quot;given&quot;: &quot;Helge&quot;, &quot;non-dropping-particle&quot;: &quot;&quot;, &quot;family&quot;: &quot;Rhodin&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Dan&quot;, &quot;non-dropping-particle&quot;: &quot;&quot;, &quot;family&quot;: &quot;Casas&quot;, &quot;dropping-particle&quot;: &quot;&quot;, &quot;parse-names&quot;: false, &quot;suffix&quot;: &quot;&quot;}, {&quot;given&quot;: &quot;Christian&quot;, &quot;non-dropping-particle&quot;: &quot;&quot;, &quot;family&quot;: &quot;Theobalt&quot;, &quot;dropping-particle&quot;: &quot;&quot;, &quot;parse-names&quot;: false, &quot;suffix&quot;: &quot;&quot;}, {&quot;given&quot;: &quot;Mohammad&quot;, &quot;non-dropping-particle&quot;: &quot;&quot;, &quot;family&quot;: &quot;Shafiei&quot;, &quot;dropping-particle&quot;: &quot;&quot;, &quot;parse-names&quot;: false, &quot;suffix&quot;: &quot;&quot;}, {&quot;given&quot;: &quot;Hans-Peter&quot;, &quot;non-dropping-particle&quot;: &quot;&quot;, &quot;family&quot;: &quot;Seidel&quot;, &quot;dropping-particle&quot;: &quot;&quot;, &quot;parse-names&quot;: false, &quot;suffix&quot;: &quot;&quot;}, {&quot;given&quot;: &quot;Weipeng&quot;, &quot;non-dropping-particle&quot;: &quot;&quot;, &quot;family&quot;: &quot;Xu&quot;, &quot;dropping-particle&quot;: &quot;&quot;, &quot;parse-names&quot;: false, &quot;suffix&quot;: &quot;&quot;}], &quot;title&quot;: &quot;VNect: Real-time 3D Human Pose Estimation with a Single RGB Camera ACM Reference format: VNect: Real-time 3D Human Pose Estimation with a Single RGB Camera&quot;, &quot;volume&quot;: &quot;36&quot;, &quot;type&quot;: &quot;article-journal&quot;}, &quot;uris&quot;: [&quot;http://www.mendeley.com/documents/?uuid=18a9eab1-b838-4cdd-8d17-9d106460b9c6&quot;], &quot;id&quot;: &quot;ITEM-1&quot;}], &quot;mendeley&quot;: {&quot;plainTextFormattedCitation&quot;: &quot;(Mehta et al., 2017)&quot;, &quot;previouslyFormattedCitation&quot;: &quot;(Mehta et al., 2017)&quot;, &quot;formattedCitation&quot;: &quot;(Mehta et al., 2017)&quot;}} RNDXBbw2e4ZXZ"/><text:span text:style-name="T9">⁠ </text:span><text:span text:style-name="T11">Fitting a kinematic skeleton.</text:span><text:span text:style-name="T9"> </text:span><text:span text:style-name="T10">Although this state of the art method requires training set of </text:span><text:span text:style-name="T12">poses with 3D joint positions taken with RGBD camera</text:span><text:span text:style-name="T10"> </text:span><text:span text:style-name="T12">(essentially bootstrapping the process) </text:span><text:span text:style-name="T13">and then fitting to a predefined human kinematic skeleton.</text:span></text:p>
        </text:list-item>
        <text:list-item>
          <text:p text:style-name="P41">Multiple Person 3D pose from RGBD; Kinect for Windows SDK</text:p>
        </text:list-item>
      </text:list>
      <text:p text:style-name="P24"/>
      <text:p text:style-name="P20"><text:span text:style-name="T1">Outstanding questions/</text:span><text:span text:style-name="T14">Next works</text:span><text:span text:style-name="T1">:</text:span></text:p>
      <text:list xml:id="list7248140030073709476" text:style-name="L3">
        <text:list-item>
          <text:p text:style-name="P42">⁠So for animals, without capturing a large RGBD dataset, and also defining a kinematic skeleton 3D pose is not currently possible. So the question is, can just 2D pose be used for our purposes? <text:span text:style-name="T31">See experiment to be performed in Acitivty Classification- Next works</text:span></text:p>
        </text:list-item>
      </text:list>
      <text:p text:style-name="Heading_20_2"><text:span text:style-name="T46">Activity(Behaviour?)</text:span> classification</text:p>
      <text:p text:style-name="P25"><text:span text:style-name="T53">Can currently be done</text:span><text:span text:style-name="T49"> using varied levels of abstraction in input feature vector, </text:span><text:span text:style-name="T54">including</text:span><text:span text:style-name="T49"> IMU data, </text:span><text:span text:style-name="T54">silhouette, 3D pose and </text:span><text:span text:style-name="T49">RGB, </text:span><text:span text:style-name="T54">see </text:span>A Survey on Human Activity Recognition from Videos <text:reference-mark-start text:name="ADDIN CSL_CITATION {&quot;properties&quot;: {&quot;noteIndex&quot;: 0}, &quot;schema&quot;: &quot;https://github.com/citation-style-language/schema/raw/master/csl-citation.json&quot;, &quot;citationItems&quot;: [{&quot;itemData&quot;: {&quot;issued&quot;: {&quot;date-parts&quot;: [[&quot;2016&quot;]]}, &quot;title&quot;: &quot;A survey on human activity recognition from videos&quot;, &quot;DOI&quot;: &quot;10.1109/ICICES.2016.7518920&quot;, &quot;page&quot;: &quot;1-7&quot;, &quot;container-title&quot;: &quot;2016 International Conference on Information Communication and Embedded Systems (ICICES)&quot;, &quot;id&quot;: &quot;ITEM-1&quot;, &quot;issue&quot;: &quot;Icices&quot;, &quot;author&quot;: [{&quot;given&quot;: &quot;T.&quot;, &quot;non-dropping-particle&quot;: &quot;&quot;, &quot;family&quot;: &quot;Subetha&quot;, &quot;dropping-particle&quot;: &quot;&quot;, &quot;parse-names&quot;: false, &quot;suffix&quot;: &quot;&quot;}, {&quot;given&quot;: &quot;S.&quot;, &quot;non-dropping-particle&quot;: &quot;&quot;, &quot;family&quot;: &quot;Chitrakala&quot;, &quot;dropping-particle&quot;: &quot;&quot;, &quot;parse-names&quot;: false, &quot;suffix&quot;: &quot;&quot;}], &quot;ISBN&quot;: &quot;978-1-5090-2552-7&quot;, &quot;type&quot;: &quot;article-journal&quot;}, &quot;uris&quot;: [&quot;http://www.mendeley.com/documents/?uuid=833c0eee-ae7b-4e76-8dc8-8ffb93c041c2&quot;], &quot;id&quot;: &quot;ITEM-1&quot;}], &quot;mendeley&quot;: {&quot;plainTextFormattedCitation&quot;: &quot;(Subetha &amp; Chitrakala, 2016)&quot;, &quot;previouslyFormattedCitation&quot;: &quot;(Subetha &amp; Chitrakala, 2016)&quot;, &quot;formattedCitation&quot;: &quot;(Subetha &amp; Chitrakala, 2016)&quot;}} RNDjuLZ6OL94Y"/><text:span text:style-name="T1">(Subetha &amp; Chitrakala, 2016)</text:span><text:reference-mark-end text:name="ADDIN CSL_CITATION {&quot;properties&quot;: {&quot;noteIndex&quot;: 0}, &quot;schema&quot;: &quot;https://github.com/citation-style-language/schema/raw/master/csl-citation.json&quot;, &quot;citationItems&quot;: [{&quot;itemData&quot;: {&quot;issued&quot;: {&quot;date-parts&quot;: [[&quot;2016&quot;]]}, &quot;title&quot;: &quot;A survey on human activity recognition from videos&quot;, &quot;DOI&quot;: &quot;10.1109/ICICES.2016.7518920&quot;, &quot;page&quot;: &quot;1-7&quot;, &quot;container-title&quot;: &quot;2016 International Conference on Information Communication and Embedded Systems (ICICES)&quot;, &quot;id&quot;: &quot;ITEM-1&quot;, &quot;issue&quot;: &quot;Icices&quot;, &quot;author&quot;: [{&quot;given&quot;: &quot;T.&quot;, &quot;non-dropping-particle&quot;: &quot;&quot;, &quot;family&quot;: &quot;Subetha&quot;, &quot;dropping-particle&quot;: &quot;&quot;, &quot;parse-names&quot;: false, &quot;suffix&quot;: &quot;&quot;}, {&quot;given&quot;: &quot;S.&quot;, &quot;non-dropping-particle&quot;: &quot;&quot;, &quot;family&quot;: &quot;Chitrakala&quot;, &quot;dropping-particle&quot;: &quot;&quot;, &quot;parse-names&quot;: false, &quot;suffix&quot;: &quot;&quot;}], &quot;ISBN&quot;: &quot;978-1-5090-2552-7&quot;, &quot;type&quot;: &quot;article-journal&quot;}, &quot;uris&quot;: [&quot;http://www.mendeley.com/documents/?uuid=833c0eee-ae7b-4e76-8dc8-8ffb93c041c2&quot;], &quot;id&quot;: &quot;ITEM-1&quot;}], &quot;mendeley&quot;: {&quot;plainTextFormattedCitation&quot;: &quot;(Subetha &amp; Chitrakala, 2016)&quot;, &quot;previouslyFormattedCitation&quot;: &quot;(Subetha &amp; Chitrakala, 2016)&quot;, &quot;formattedCitation&quot;: &quot;(Subetha &amp; Chitrakala, 2016)&quot;}} RNDjuLZ6OL94Y"/>⁠ <text:s/><text:span text:style-name="T71">and A Review on HAR using vision-based methods </text:span><text:reference-mark-start text:name="ADDIN CSL_CITATION {&quot;properties&quot;: {&quot;noteIndex&quot;: 0}, &quot;schema&quot;: &quot;https://github.com/citation-style-language/schema/raw/master/csl-citation.json&quot;, &quot;citationItems&quot;: [{&quot;itemData&quot;: {&quot;issued&quot;: {&quot;date-parts&quot;: [[&quot;2017&quot;]]}, &quot;ISSN&quot;: &quot;20402309&quot;, &quot;volume&quot;: &quot;2017&quot;, &quot;DOI&quot;: &quot;10.1155/2017/3090343&quot;, &quot;container-title&quot;: &quot;Journal of Healthcare Engineering&quot;, &quot;id&quot;: &quot;ITEM-1&quot;, &quot;title&quot;: &quot;A Review on Human Activity Recognition Using Vision-Based Method&quot;, &quot;author&quot;: [{&quot;given&quot;: &quot;Shugang&quot;, &quot;non-dropping-particle&quot;: &quot;&quot;, &quot;family&quot;: &quot;Zhang&quot;, &quot;dropping-particle&quot;: &quot;&quot;, &quot;parse-names&quot;: false, &quot;suffix&quot;: &quot;&quot;}, {&quot;given&quot;: &quot;Zhiqiang&quot;, &quot;non-dropping-particle&quot;: &quot;&quot;, &quot;family&quot;: &quot;Wei&quot;, &quot;dropping-particle&quot;: &quot;&quot;, &quot;parse-names&quot;: false, &quot;suffix&quot;: &quot;&quot;}, {&quot;given&quot;: &quot;Jie&quot;, &quot;non-dropping-particle&quot;: &quot;&quot;, &quot;family&quot;: &quot;Nie&quot;, &quot;dropping-particle&quot;: &quot;&quot;, &quot;parse-names&quot;: false, &quot;suffix&quot;: &quot;&quot;}, {&quot;given&quot;: &quot;Lei&quot;, &quot;non-dropping-particle&quot;: &quot;&quot;, &quot;family&quot;: &quot;Huang&quot;, &quot;dropping-particle&quot;: &quot;&quot;, &quot;parse-names&quot;: false, &quot;suffix&quot;: &quot;&quot;}, {&quot;given&quot;: &quot;Shuang&quot;, &quot;non-dropping-particle&quot;: &quot;&quot;, &quot;family&quot;: &quot;Wang&quot;, &quot;dropping-particle&quot;: &quot;&quot;, &quot;parse-names&quot;: false, &quot;suffix&quot;: &quot;&quot;}, {&quot;given&quot;: &quot;Zhen&quot;, &quot;non-dropping-particle&quot;: &quot;&quot;, &quot;family&quot;: &quot;Li&quot;, &quot;dropping-particle&quot;: &quot;&quot;, &quot;parse-names&quot;: false, &quot;suffix&quot;: &quot;&quot;}], &quot;ISBN&quot;: &quot;2040-2295&quot;, &quot;abstract&quot;: &quot;Human activity recognition (HAR) aims to recognize activities from a series of observations on the actions of subjects and the environmental conditions. The vision-based HAR research is the basis of many applications including video surveillance, health care, and human-computer interaction (HCI). This review highlights the advances of state-of-the-art activity recognition approaches, especially for the activity representation and classification methods. For the representation methods, we sort out a chronological research trajectory from global representations to local representations, and recent depth-based representations. For the classification methods, we conform to the categorization of template-based methods, discriminative models, and generative models and review several prevalent methods. Next, representative and available datasets are introduced. Aiming to provide an overview of those methods and a convenient way of comparing them, we classify existing literatures with a detailed taxonomy including representation and classification methods, as well as the datasets they used. Finally, we investigate the directions for future research.&quot;, &quot;type&quot;: &quot;article-journal&quot;}, &quot;uris&quot;: [&quot;http://www.mendeley.com/documents/?uuid=58f907f8-dc48-4373-b8dd-f7fb7ddd2133&quot;], &quot;id&quot;: &quot;ITEM-1&quot;}], &quot;mendeley&quot;: {&quot;plainTextFormattedCitation&quot;: &quot;(Zhang et al., 2017)&quot;, &quot;previouslyFormattedCitation&quot;: &quot;(Zhang et al., 2017)&quot;, &quot;formattedCitation&quot;: &quot;(Zhang et al., 2017)&quot;}} RND5or2Orw7XJ"/><text:span text:style-name="T20">(Zhang et al., 2017)</text:span><text:reference-mark-end text:name="ADDIN CSL_CITATION {&quot;properties&quot;: {&quot;noteIndex&quot;: 0}, &quot;schema&quot;: &quot;https://github.com/citation-style-language/schema/raw/master/csl-citation.json&quot;, &quot;citationItems&quot;: [{&quot;itemData&quot;: {&quot;issued&quot;: {&quot;date-parts&quot;: [[&quot;2017&quot;]]}, &quot;ISSN&quot;: &quot;20402309&quot;, &quot;volume&quot;: &quot;2017&quot;, &quot;DOI&quot;: &quot;10.1155/2017/3090343&quot;, &quot;container-title&quot;: &quot;Journal of Healthcare Engineering&quot;, &quot;id&quot;: &quot;ITEM-1&quot;, &quot;title&quot;: &quot;A Review on Human Activity Recognition Using Vision-Based Method&quot;, &quot;author&quot;: [{&quot;given&quot;: &quot;Shugang&quot;, &quot;non-dropping-particle&quot;: &quot;&quot;, &quot;family&quot;: &quot;Zhang&quot;, &quot;dropping-particle&quot;: &quot;&quot;, &quot;parse-names&quot;: false, &quot;suffix&quot;: &quot;&quot;}, {&quot;given&quot;: &quot;Zhiqiang&quot;, &quot;non-dropping-particle&quot;: &quot;&quot;, &quot;family&quot;: &quot;Wei&quot;, &quot;dropping-particle&quot;: &quot;&quot;, &quot;parse-names&quot;: false, &quot;suffix&quot;: &quot;&quot;}, {&quot;given&quot;: &quot;Jie&quot;, &quot;non-dropping-particle&quot;: &quot;&quot;, &quot;family&quot;: &quot;Nie&quot;, &quot;dropping-particle&quot;: &quot;&quot;, &quot;parse-names&quot;: false, &quot;suffix&quot;: &quot;&quot;}, {&quot;given&quot;: &quot;Lei&quot;, &quot;non-dropping-particle&quot;: &quot;&quot;, &quot;family&quot;: &quot;Huang&quot;, &quot;dropping-particle&quot;: &quot;&quot;, &quot;parse-names&quot;: false, &quot;suffix&quot;: &quot;&quot;}, {&quot;given&quot;: &quot;Shuang&quot;, &quot;non-dropping-particle&quot;: &quot;&quot;, &quot;family&quot;: &quot;Wang&quot;, &quot;dropping-particle&quot;: &quot;&quot;, &quot;parse-names&quot;: false, &quot;suffix&quot;: &quot;&quot;}, {&quot;given&quot;: &quot;Zhen&quot;, &quot;non-dropping-particle&quot;: &quot;&quot;, &quot;family&quot;: &quot;Li&quot;, &quot;dropping-particle&quot;: &quot;&quot;, &quot;parse-names&quot;: false, &quot;suffix&quot;: &quot;&quot;}], &quot;ISBN&quot;: &quot;2040-2295&quot;, &quot;abstract&quot;: &quot;Human activity recognition (HAR) aims to recognize activities from a series of observations on the actions of subjects and the environmental conditions. The vision-based HAR research is the basis of many applications including video surveillance, health care, and human-computer interaction (HCI). This review highlights the advances of state-of-the-art activity recognition approaches, especially for the activity representation and classification methods. For the representation methods, we sort out a chronological research trajectory from global representations to local representations, and recent depth-based representations. For the classification methods, we conform to the categorization of template-based methods, discriminative models, and generative models and review several prevalent methods. Next, representative and available datasets are introduced. Aiming to provide an overview of those methods and a convenient way of comparing them, we classify existing literatures with a detailed taxonomy including representation and classification methods, as well as the datasets they used. Finally, we investigate the directions for future research.&quot;, &quot;type&quot;: &quot;article-journal&quot;}, &quot;uris&quot;: [&quot;http://www.mendeley.com/documents/?uuid=58f907f8-dc48-4373-b8dd-f7fb7ddd2133&quot;], &quot;id&quot;: &quot;ITEM-1&quot;}], &quot;mendeley&quot;: {&quot;plainTextFormattedCitation&quot;: &quot;(Zhang et al., 2017)&quot;, &quot;previouslyFormattedCitation&quot;: &quot;(Zhang et al., 2017)&quot;, &quot;formattedCitation&quot;: &quot;(Zhang et al., 2017)&quot;}} RND5or2Orw7XJ"/><text:span text:style-name="T71">⁠for lists of common methods</text:span><text:span text:style-name="T49">. <text:s/></text:span><text:span text:style-name="T55">Examples of activity classification using:</text:span></text:p>
      <text:list xml:id="list2531703283619817086" text:style-name="L4">
        <text:list-item>
          <text:p text:style-name="P45"><text:span text:style-name="T69">Non-Visual - Accellerometer data (</text:span><text:a xlink:type="simple" xlink:href="https://github.com/guillaume-chevalier/LSTM-Human-Activity-Recognition/blob/master/LSTM.ipynb" text:style-name="Internet_20_link" text:visited-style-name="Visited_20_Internet_20_Link"><text:span text:style-name="T69">https://github.com/guillaume-chevalier/LSTM-Human-Activity-Recognition/blob/master/LSTM.ipynb</text:span></text:a><text:span text:style-name="T69"> ) is used to classify a certain number of classes, ie walking, sitting etc.</text:span></text:p>
        </text:list-item>
        <text:list-item>
          <text:p text:style-name="P48"><text:span text:style-name="T69">Visual - </text:span>Feature based – </text:p>
          <text:list>
            <text:list-item>
              <text:p text:style-name="P49">Bag of words style, using eg HOG features or object detection and scene understanding (not relevant)</text:p>
            </text:list-item>
            <text:list-item>
              <text:p text:style-name="P48">silhouette contour<text:span text:style-name="T69">s</text:span> </text:p>
            </text:list-item>
            <text:list-item>
              <text:p text:style-name="P46"><text:span text:style-name="T8">R</text:span><text:span text:style-name="T7">aw RGB, </text:span><text:span text:style-name="T3">abnormal </text:span><text:span text:style-name="T16">behaviour</text:span><text:span text:style-name="T17"> </text:span><text:span text:style-name="T3">detection in a smart surveillance system </text:span><text:span text:style-name="T5"><text:s/></text:span><text:reference-mark-start text:name="ADDIN CSL_CITATION {&quot;properties&quot;: {&quot;noteIndex&quot;: 0}, &quot;schema&quot;: &quot;https://github.com/citation-style-language/schema/raw/master/csl-citation.json&quot;, &quot;citationItems&quot;: [{&quot;itemData&quot;: {&quot;title&quot;: &quot;Deep convolutional framework for abnormal behavior detection in a smart surveillance system&quot;, &quot;page&quot;: &quot;226-234&quot;, &quot;type&quot;: &quot;article-journal&quot;, &quot;publisher&quot;: &quot;Elsevier Ltd&quot;, &quot;issued&quot;: {&quot;date-parts&quot;: [[&quot;2018&quot;]]}, &quot;ISSN&quot;: &quot;09521976&quot;, &quot;DOI&quot;: &quot;10.1016/j.engappai.2017.10.001&quot;, &quot;container-title&quot;: &quot;Engineering Applications of Artificial Intelligence&quot;, &quot;id&quot;: &quot;ITEM-1&quot;, &quot;issue&quot;: &quot;June 2017&quot;, &quot;author&quot;: [{&quot;given&quot;: &quot;Kwang-Eun&quot;, &quot;non-dropping-particle&quot;: &quot;&quot;, &quot;family&quot;: &quot;Ko&quot;, &quot;dropping-particle&quot;: &quot;&quot;, &quot;parse-names&quot;: false, &quot;suffix&quot;: &quot;&quot;}, {&quot;given&quot;: &quot;Kwee-Bo&quot;, &quot;non-dropping-particle&quot;: &quot;&quot;, &quot;family&quot;: &quot;Sim&quot;, &quot;dropping-particle&quot;: &quot;&quot;, &quot;parse-names&quot;: false, &quot;suffix&quot;: &quot;&quot;}], &quot;volume&quot;: &quot;67&quot;}, &quot;uris&quot;: [&quot;http://www.mendeley.com/documents/?uuid=fec3fa18-bde9-44ba-9477-51dc312c7323&quot;], &quot;id&quot;: &quot;ITEM-1&quot;}], &quot;mendeley&quot;: {&quot;plainTextFormattedCitation&quot;: &quot;(Ko &amp; Sim, 2018)&quot;, &quot;previouslyFormattedCitation&quot;: &quot;(Ko &amp; Sim, 2018)&quot;, &quot;formattedCitation&quot;: &quot;(Ko &amp; Sim, 2018)&quot;}} RNDtFj3AKKS2v"/><text:span text:style-name="T5">(Ko &amp; Sim, 2018)</text:span><text:reference-mark-end text:name="ADDIN CSL_CITATION {&quot;properties&quot;: {&quot;noteIndex&quot;: 0}, &quot;schema&quot;: &quot;https://github.com/citation-style-language/schema/raw/master/csl-citation.json&quot;, &quot;citationItems&quot;: [{&quot;itemData&quot;: {&quot;title&quot;: &quot;Deep convolutional framework for abnormal behavior detection in a smart surveillance system&quot;, &quot;page&quot;: &quot;226-234&quot;, &quot;type&quot;: &quot;article-journal&quot;, &quot;publisher&quot;: &quot;Elsevier Ltd&quot;, &quot;issued&quot;: {&quot;date-parts&quot;: [[&quot;2018&quot;]]}, &quot;ISSN&quot;: &quot;09521976&quot;, &quot;DOI&quot;: &quot;10.1016/j.engappai.2017.10.001&quot;, &quot;container-title&quot;: &quot;Engineering Applications of Artificial Intelligence&quot;, &quot;id&quot;: &quot;ITEM-1&quot;, &quot;issue&quot;: &quot;June 2017&quot;, &quot;author&quot;: [{&quot;given&quot;: &quot;Kwang-Eun&quot;, &quot;non-dropping-particle&quot;: &quot;&quot;, &quot;family&quot;: &quot;Ko&quot;, &quot;dropping-particle&quot;: &quot;&quot;, &quot;parse-names&quot;: false, &quot;suffix&quot;: &quot;&quot;}, {&quot;given&quot;: &quot;Kwee-Bo&quot;, &quot;non-dropping-particle&quot;: &quot;&quot;, &quot;family&quot;: &quot;Sim&quot;, &quot;dropping-particle&quot;: &quot;&quot;, &quot;parse-names&quot;: false, &quot;suffix&quot;: &quot;&quot;}], &quot;volume&quot;: &quot;67&quot;}, &quot;uris&quot;: [&quot;http://www.mendeley.com/documents/?uuid=fec3fa18-bde9-44ba-9477-51dc312c7323&quot;], &quot;id&quot;: &quot;ITEM-1&quot;}], &quot;mendeley&quot;: {&quot;plainTextFormattedCitation&quot;: &quot;(Ko &amp; Sim, 2018)&quot;, &quot;previouslyFormattedCitation&quot;: &quot;(Ko &amp; Sim, 2018)&quot;, &quot;formattedCitation&quot;: &quot;(Ko &amp; Sim, 2018)&quot;}} RNDtFj3AKKS2v"/><text:span text:style-name="T5"> </text:span><text:span text:style-name="T39">Robust human action recognition via long short-term memory </text:span><text:span text:style-name="T40">(2013) </text:span></text:p>
            </text:list-item>
          </text:list>
        </text:list-item>
        <text:list-item>
          <text:p text:style-name="P47"><text:span text:style-name="T69">Visual – </text:span>Model Based </text:p>
          <text:list>
            <text:list-item>
              <text:p text:style-name="P47"><text:soft-page-break/><text:span text:style-name="T59">Single frame pose(… </text:span><text:span text:style-name="T30">example needed</text:span><text:span text:style-name="T29">)</text:span></text:p>
            </text:list-item>
            <text:list-item>
              <text:p text:style-name="P47"><text:span text:style-name="T57">‘Dynamic-pose’, a representation of the skeletal pose and current velocity of joint ends in a single frame </text:span><text:reference-mark-start text:name="ADDIN CSL_CITATION {&quot;properties&quot;: {&quot;noteIndex&quot;: 0}, &quot;schema&quot;: &quot;https://github.com/citation-style-language/schema/raw/master/csl-citation.json&quot;, &quot;citationItems&quot;: [{&quot;itemData&quot;: {&quot;abstract&quot;: &quot;Recent work in human activity recognition has focused on bottom-up approaches that rely on spatiotemporal features, both dense and sparse. In contrast, articulated motion, which naturally incorporates explicit human action information, has not been heavily studied; a fact likely due to the inherent challenge in modeling and inferring articulated human motion from video. However, recent developments in data-driven human pose estimation have made it plausible. In this paper, we extend these developments with a new middle-level representation called dynamic pose that couples the local motion information directly and independently with human skeletal pose, and present an appropriate distance function on the dynamic poses. We demonstrate the representative power of dynamic pose over raw skeletal pose in an activity recognition setting, using simple codebook matching and support vector machines as the classifier. Our results conclusively demonstrate that dynamic pose is a more powerful representation of human action than skeletal pose.&quot;, &quot;page&quot;: &quot;114-123&quot;, &quot;type&quot;: &quot;article-journal&quot;, &quot;issued&quot;: {&quot;date-parts&quot;: [[&quot;2012&quot;]]}, &quot;ISSN&quot;: &quot;03029743&quot;, &quot;DOI&quot;: &quot;10.1007/978-3-642-31567-1_11&quot;, &quot;container-title&quot;: &quot;Lecture Notes in Computer Science (including subseries Lecture Notes in Artificial Intelligence and Lecture Notes in Bioinformatics)&quot;, &quot;id&quot;: &quot;ITEM-1&quot;, &quot;title&quot;: &quot;Combining skeletal pose with local motion for human activity recognition&quot;, &quot;author&quot;: [{&quot;given&quot;: &quot;Ran&quot;, &quot;non-dropping-particle&quot;: &quot;&quot;, &quot;family&quot;: &quot;Xu&quot;, &quot;dropping-particle&quot;: &quot;&quot;, &quot;parse-names&quot;: false, &quot;suffix&quot;: &quot;&quot;}, {&quot;given&quot;: &quot;Priyanshu&quot;, &quot;non-dropping-particle&quot;: &quot;&quot;, &quot;family&quot;: &quot;Agarwal&quot;, &quot;dropping-particle&quot;: &quot;&quot;, &quot;parse-names&quot;: false, &quot;suffix&quot;: &quot;&quot;}, {&quot;given&quot;: &quot;Suren&quot;, &quot;non-dropping-particle&quot;: &quot;&quot;, &quot;family&quot;: &quot;Kumar&quot;, &quot;dropping-particle&quot;: &quot;&quot;, &quot;parse-names&quot;: false, &quot;suffix&quot;: &quot;&quot;}, {&quot;given&quot;: &quot;Venkat N.&quot;, &quot;non-dropping-particle&quot;: &quot;&quot;, &quot;family&quot;: &quot;Krovi&quot;, &quot;dropping-particle&quot;: &quot;&quot;, &quot;parse-names&quot;: false, &quot;suffix&quot;: &quot;&quot;}, {&quot;given&quot;: &quot;Jason J.&quot;, &quot;non-dropping-particle&quot;: &quot;&quot;, &quot;family&quot;: &quot;Corso&quot;, &quot;dropping-particle&quot;: &quot;&quot;, &quot;parse-names&quot;: false, &quot;suffix&quot;: &quot;&quot;}], &quot;ISBN&quot;: &quot;9783642315664&quot;, &quot;volume&quot;: &quot;7378 LNCS&quot;}, &quot;uris&quot;: [&quot;http://www.mendeley.com/documents/?uuid=7ae9aaca-6556-4a95-b921-83dbfcd2cb12&quot;], &quot;id&quot;: &quot;ITEM-1&quot;}], &quot;mendeley&quot;: {&quot;plainTextFormattedCitation&quot;: &quot;(Xu, Agarwal, Kumar, Krovi, &amp; Corso, 2012)&quot;, &quot;previouslyFormattedCitation&quot;: &quot;(Xu, Agarwal, Kumar, Krovi, &amp; Corso, 2012)&quot;, &quot;formattedCitation&quot;: &quot;(Xu, Agarwal, Kumar, Krovi, &amp; Corso, 2012)&quot;}} RNDiGzOOaOpz1"/><text:span text:style-name="T3">(Xu, Agarwal, Kumar, Krovi, &amp; Corso, 2012)</text:span><text:reference-mark-end text:name="ADDIN CSL_CITATION {&quot;properties&quot;: {&quot;noteIndex&quot;: 0}, &quot;schema&quot;: &quot;https://github.com/citation-style-language/schema/raw/master/csl-citation.json&quot;, &quot;citationItems&quot;: [{&quot;itemData&quot;: {&quot;abstract&quot;: &quot;Recent work in human activity recognition has focused on bottom-up approaches that rely on spatiotemporal features, both dense and sparse. In contrast, articulated motion, which naturally incorporates explicit human action information, has not been heavily studied; a fact likely due to the inherent challenge in modeling and inferring articulated human motion from video. However, recent developments in data-driven human pose estimation have made it plausible. In this paper, we extend these developments with a new middle-level representation called dynamic pose that couples the local motion information directly and independently with human skeletal pose, and present an appropriate distance function on the dynamic poses. We demonstrate the representative power of dynamic pose over raw skeletal pose in an activity recognition setting, using simple codebook matching and support vector machines as the classifier. Our results conclusively demonstrate that dynamic pose is a more powerful representation of human action than skeletal pose.&quot;, &quot;page&quot;: &quot;114-123&quot;, &quot;type&quot;: &quot;article-journal&quot;, &quot;issued&quot;: {&quot;date-parts&quot;: [[&quot;2012&quot;]]}, &quot;ISSN&quot;: &quot;03029743&quot;, &quot;DOI&quot;: &quot;10.1007/978-3-642-31567-1_11&quot;, &quot;container-title&quot;: &quot;Lecture Notes in Computer Science (including subseries Lecture Notes in Artificial Intelligence and Lecture Notes in Bioinformatics)&quot;, &quot;id&quot;: &quot;ITEM-1&quot;, &quot;title&quot;: &quot;Combining skeletal pose with local motion for human activity recognition&quot;, &quot;author&quot;: [{&quot;given&quot;: &quot;Ran&quot;, &quot;non-dropping-particle&quot;: &quot;&quot;, &quot;family&quot;: &quot;Xu&quot;, &quot;dropping-particle&quot;: &quot;&quot;, &quot;parse-names&quot;: false, &quot;suffix&quot;: &quot;&quot;}, {&quot;given&quot;: &quot;Priyanshu&quot;, &quot;non-dropping-particle&quot;: &quot;&quot;, &quot;family&quot;: &quot;Agarwal&quot;, &quot;dropping-particle&quot;: &quot;&quot;, &quot;parse-names&quot;: false, &quot;suffix&quot;: &quot;&quot;}, {&quot;given&quot;: &quot;Suren&quot;, &quot;non-dropping-particle&quot;: &quot;&quot;, &quot;family&quot;: &quot;Kumar&quot;, &quot;dropping-particle&quot;: &quot;&quot;, &quot;parse-names&quot;: false, &quot;suffix&quot;: &quot;&quot;}, {&quot;given&quot;: &quot;Venkat N.&quot;, &quot;non-dropping-particle&quot;: &quot;&quot;, &quot;family&quot;: &quot;Krovi&quot;, &quot;dropping-particle&quot;: &quot;&quot;, &quot;parse-names&quot;: false, &quot;suffix&quot;: &quot;&quot;}, {&quot;given&quot;: &quot;Jason J.&quot;, &quot;non-dropping-particle&quot;: &quot;&quot;, &quot;family&quot;: &quot;Corso&quot;, &quot;dropping-particle&quot;: &quot;&quot;, &quot;parse-names&quot;: false, &quot;suffix&quot;: &quot;&quot;}], &quot;ISBN&quot;: &quot;9783642315664&quot;, &quot;volume&quot;: &quot;7378 LNCS&quot;}, &quot;uris&quot;: [&quot;http://www.mendeley.com/documents/?uuid=7ae9aaca-6556-4a95-b921-83dbfcd2cb12&quot;], &quot;id&quot;: &quot;ITEM-1&quot;}], &quot;mendeley&quot;: {&quot;plainTextFormattedCitation&quot;: &quot;(Xu, Agarwal, Kumar, Krovi, &amp; Corso, 2012)&quot;, &quot;previouslyFormattedCitation&quot;: &quot;(Xu, Agarwal, Kumar, Krovi, &amp; Corso, 2012)&quot;, &quot;formattedCitation&quot;: &quot;(Xu, Agarwal, Kumar, Krovi, &amp; Corso, 2012)&quot;}} RNDiGzOOaOpz1"/></text:p>
            </text:list-item>
            <text:list-item>
              <text:p text:style-name="P44"><text:span text:style-name="T21">Time-series of</text:span><text:span text:style-name="T22"> poses, using an RNN <text:s text:c="2"/></text:span><text:span text:style-name="T42">Hierarchical recurrent neural network for skeleton based action recognition </text:span><text:span text:style-name="T43">uses 3D pose and breaks it down into heirarchical body segments </text:span><text:reference-mark-start text:name="ADDIN CSL_CITATION {&quot;properties&quot;: {&quot;noteIndex&quot;: 0}, &quot;schema&quot;: &quot;https://github.com/citation-style-language/schema/raw/master/csl-citation.json&quot;, &quot;citationItems&quot;: [{&quot;itemData&quot;: {&quot;issued&quot;: {&quot;date-parts&quot;: [[&quot;2015&quot;]]}, &quot;ISSN&quot;: &quot;10636919&quot;, &quot;DOI&quot;: &quot;10.1109/CVPR.2015.7298714&quot;, &quot;page&quot;: &quot;1110-1118&quot;, &quot;container-title&quot;: &quot;IEEE Conference on Computer Vision and Pattern Recognition&quot;, &quot;id&quot;: &quot;ITEM-1&quot;, &quot;title&quot;: &quot;Hierarchial Recurrent Neural Network for Skeleton Based Action Recognition&quot;, &quot;author&quot;: [{&quot;given&quot;: &quot;Y&quot;, &quot;non-dropping-particle&quot;: &quot;&quot;, &quot;family&quot;: &quot;Du&quot;, &quot;dropping-particle&quot;: &quot;&quot;, &quot;parse-names&quot;: false, &quot;suffix&quot;: &quot;&quot;}, {&quot;given&quot;: &quot;W&quot;, &quot;non-dropping-particle&quot;: &quot;&quot;, &quot;family&quot;: &quot;Wang&quot;, &quot;dropping-particle&quot;: &quot;&quot;, &quot;parse-names&quot;: false, &quot;suffix&quot;: &quot;&quot;}, {&quot;given&quot;: &quot;L&quot;, &quot;non-dropping-particle&quot;: &quot;&quot;, &quot;family&quot;: &quot;Wang&quot;, &quot;dropping-particle&quot;: &quot;&quot;, &quot;parse-names&quot;: false, &quot;suffix&quot;: &quot;&quot;}], &quot;ISBN&quot;: &quot;9781467369640&quot;, &quot;abstract&quot;: &quot;Human actions can be represented by the trajectories of skeleton joints. Traditional methods generally model the spatial structure and temporal dynamics of human skeleton with hand-crafted features and recognize human actions by well-designed classifiers. In this paper, considering that re- current neural network (RNN) can model the long-term con- textual information of temporal sequences well, we propose an end-to-end hierarchical RNN for skeleton based action recognition. Instead of taking the whole skeleton as the in- put, we divide the human skeleton into five parts accord- ing to human physical structure, and then separately feed them to five subnets. As the number of layers increases, the representations extracted by the subnets are hierarchically fused to be the inputs of higher layers. The final represen- tations of the skeleton sequences are fed into a single-layer perceptron, and the temporally accumulated output of the perceptron is the final decision. We compare with five other deep RNN architectures derived from our model to verify the effectiveness of the proposed network, and also com- pare with several other methods on three publicly available datasets. Experimental results demonstrate that our model achieves the state-of-the-art performance with high compu- tational efficiency.&quot;, &quot;type&quot;: &quot;article-journal&quot;}, &quot;uris&quot;: [&quot;http://www.mendeley.com/documents/?uuid=fee972a9-2556-47f5-8b92-af1a1995206c&quot;], &quot;id&quot;: &quot;ITEM-1&quot;}], &quot;mendeley&quot;: {&quot;plainTextFormattedCitation&quot;: &quot;(Du, Wang, &amp; Wang, 2015)&quot;, &quot;previouslyFormattedCitation&quot;: &quot;(Du, Wang, &amp; Wang, 2015)&quot;, &quot;formattedCitation&quot;: &quot;(Du, Wang, &amp; Wang, 2015)&quot;}} RND7AtgeDf68T"/><text:span text:style-name="T43">(Du, Wang, &amp; Wang, 2015)</text:span><text:reference-mark-end text:name="ADDIN CSL_CITATION {&quot;properties&quot;: {&quot;noteIndex&quot;: 0}, &quot;schema&quot;: &quot;https://github.com/citation-style-language/schema/raw/master/csl-citation.json&quot;, &quot;citationItems&quot;: [{&quot;itemData&quot;: {&quot;issued&quot;: {&quot;date-parts&quot;: [[&quot;2015&quot;]]}, &quot;ISSN&quot;: &quot;10636919&quot;, &quot;DOI&quot;: &quot;10.1109/CVPR.2015.7298714&quot;, &quot;page&quot;: &quot;1110-1118&quot;, &quot;container-title&quot;: &quot;IEEE Conference on Computer Vision and Pattern Recognition&quot;, &quot;id&quot;: &quot;ITEM-1&quot;, &quot;title&quot;: &quot;Hierarchial Recurrent Neural Network for Skeleton Based Action Recognition&quot;, &quot;author&quot;: [{&quot;given&quot;: &quot;Y&quot;, &quot;non-dropping-particle&quot;: &quot;&quot;, &quot;family&quot;: &quot;Du&quot;, &quot;dropping-particle&quot;: &quot;&quot;, &quot;parse-names&quot;: false, &quot;suffix&quot;: &quot;&quot;}, {&quot;given&quot;: &quot;W&quot;, &quot;non-dropping-particle&quot;: &quot;&quot;, &quot;family&quot;: &quot;Wang&quot;, &quot;dropping-particle&quot;: &quot;&quot;, &quot;parse-names&quot;: false, &quot;suffix&quot;: &quot;&quot;}, {&quot;given&quot;: &quot;L&quot;, &quot;non-dropping-particle&quot;: &quot;&quot;, &quot;family&quot;: &quot;Wang&quot;, &quot;dropping-particle&quot;: &quot;&quot;, &quot;parse-names&quot;: false, &quot;suffix&quot;: &quot;&quot;}], &quot;ISBN&quot;: &quot;9781467369640&quot;, &quot;abstract&quot;: &quot;Human actions can be represented by the trajectories of skeleton joints. Traditional methods generally model the spatial structure and temporal dynamics of human skeleton with hand-crafted features and recognize human actions by well-designed classifiers. In this paper, considering that re- current neural network (RNN) can model the long-term con- textual information of temporal sequences well, we propose an end-to-end hierarchical RNN for skeleton based action recognition. Instead of taking the whole skeleton as the in- put, we divide the human skeleton into five parts accord- ing to human physical structure, and then separately feed them to five subnets. As the number of layers increases, the representations extracted by the subnets are hierarchically fused to be the inputs of higher layers. The final represen- tations of the skeleton sequences are fed into a single-layer perceptron, and the temporally accumulated output of the perceptron is the final decision. We compare with five other deep RNN architectures derived from our model to verify the effectiveness of the proposed network, and also com- pare with several other methods on three publicly available datasets. Experimental results demonstrate that our model achieves the state-of-the-art performance with high compu- tational efficiency.&quot;, &quot;type&quot;: &quot;article-journal&quot;}, &quot;uris&quot;: [&quot;http://www.mendeley.com/documents/?uuid=fee972a9-2556-47f5-8b92-af1a1995206c&quot;], &quot;id&quot;: &quot;ITEM-1&quot;}], &quot;mendeley&quot;: {&quot;plainTextFormattedCitation&quot;: &quot;(Du, Wang, &amp; Wang, 2015)&quot;, &quot;previouslyFormattedCitation&quot;: &quot;(Du, Wang, &amp; Wang, 2015)&quot;, &quot;formattedCitation&quot;: &quot;(Du, Wang, &amp; Wang, 2015)&quot;}} RND7AtgeDf68T"/><text:span text:style-name="T41">⁠</text:span><text:span text:style-name="T57">⁠</text:span></text:p>
            </text:list-item>
          </text:list>
        </text:list-item>
      </text:list>
      <text:p text:style-name="P18">Outstanding questions/<text:span text:style-name="T60">Next works</text:span>:</text:p>
      <text:list xml:id="list3052642809898851116" text:style-name="L5">
        <text:list-item>
          <text:p text:style-name="P43">Has activity been classified from both <text:span text:style-name="T70">2D and 3D pose </text:span>before? Can it be accurately done with both? <text:span text:style-name="T70">There isn’t much literature.</text:span> John Gardenier suspects the accuracy would not be high enough for something like gait detection <text:span text:style-name="T70">using just 2D</text:span>. <text:span text:style-name="T31">Experiment to compare</text:span><text:span text:style-name="T66">:</text:span></text:p>
        </text:list-item>
      </text:list>
      <text:list xml:id="list4621441839352622126" text:style-name="L6">
        <text:list-item>
          <text:list>
            <text:list-item>
              <text:p text:style-name="P50">Use dataset of human activities, use LSTM on pose keypoint series</text:p>
            </text:list-item>
            <text:list-item>
              <text:p text:style-name="P50">compare use of 3d pose estimation to 2d pose to raw rgb on basic activity recognition <text:span text:style-name="T70">using LSTm and linear SVM</text:span></text:p>
            </text:list-item>
            <text:list-item>
              <text:p text:style-name="P50">Use dataset of ‘abnormal’ and normal… repeat as per above</text:p>
            </text:list-item>
          </text:list>
        </text:list-item>
      </text:list>
      <text:list xml:id="list165328125619334" text:continue-list="list3052642809898851116" text:style-name="L5">
        <text:list-item>
          <text:p text:style-name="P51">What information is lost during the abstraction of the input feature vector and how does this affect the ability to classify and predict behaviour? <text:span text:style-name="T65">It can be used to normalise and remove occlsuions from data, but loses subtleties such as facial expression and environmental context</text:span></text:p>
        </text:list-item>
        <text:list-item>
          <text:p text:style-name="P51">Can external context, such as location <text:span text:style-name="T65">or animal age etc</text:span>, be added alongside an input such as pose? </text:p>
          <text:list>
            <text:list-item>
              <text:p text:style-name="P52">What kind of dataset would exist to compare this? Maybe people crossing roads at various crossings/non-crossings? </text:p>
            </text:list-item>
          </text:list>
          <text:p text:style-name="P34"/>
        </text:list-item>
        <text:list-item>
          <text:p text:style-name="P53">What work has been done regarding the classification of the state with regards to the observer <text:span text:style-name="T65">or environment</text:span>? Ie the attitude and behaviour of the subject with regards to the frame’s point of view, for use in understanding:</text:p>
          <text:list>
            <text:list-item>
              <text:p text:style-name="P53">situational awareness</text:p>
            </text:list-item>
            <text:list-item>
              <text:p text:style-name="P53">emotion/agression</text:p>
            </text:list-item>
            <text:list-item>
              <text:p text:style-name="P53">could this be extended to another point of view, ie put the observer in the frame of a 2<text:span text:style-name="T63">nd</text:span> subject to observe behaviour of subject 1 with regards to subject 2?</text:p>
            </text:list-item>
          </text:list>
        </text:list-item>
      </text:list>
      <text:p text:style-name="P17"/>
      <text:p text:style-name="Heading_20_2"><text:span text:style-name="T64">Behaviour</text:span> prediction</text:p>
      <text:p text:style-name="Text_20_body">An extension of <text:span text:style-name="T60">both pose estimation and </text:span>activity classification, <text:span text:style-name="T60">in the sense that it is used to predict the next state of the observed person using the current (and past) states, rather than use the current state to classify current behaviour. Examples of predicting the next state include:</text:span></text:p>
      <text:list xml:id="list2932248628897212471" text:style-name="L7">
        <text:list-item>
          <text:p text:style-name="P55"><text:soft-page-break/><text:span text:style-name="T52">Body Movement - </text:span><text:span text:style-name="T51">Predicting</text:span><text:span text:style-name="T49"> </text:span><text:span text:style-name="T51">body movement for a single person based on body position. Uses LSTm and encoder, decoder to predict a </text:span><text:span text:style-name="T49">series of ‘next poses’ from a single input pose </text:span><text:reference-mark-start text:name="ADDIN CSL_CITATION {&quot;properties&quot;: {&quot;noteIndex&quot;: 0}, &quot;schema&quot;: &quot;https://github.com/citation-style-language/schema/raw/master/csl-citation.json&quot;, &quot;citationItems&quot;: [{&quot;itemData&quot;: {&quot;issued&quot;: {&quot;date-parts&quot;: [[&quot;2017&quot;]]}, &quot;abstract&quot;: &quot;This paper presents the first study on forecasting human dynamics from static images. The problem is to input a single RGB image and generate a sequence of upcoming human body poses in 3D. To address the problem, we propose the 3D Pose Forecasting Network (3D-PFNet). Our 3D-PFNet integrates recent advances on single-image human pose estimation and sequence prediction, and converts the 2D predictions into 3D space. We train our 3D-PFNet using a three-step training strategy to leverage a diverse source of training data, including image and video based human pose datasets and 3D motion capture (MoCap) data. We demonstrate competitive performance of our 3D-PFNet on 2D pose forecasting and 3D pose recovery through quantitative and qualitative results.&quot;, &quot;DOI&quot;: &quot;10.1109/CVPR.2017.388&quot;, &quot;title&quot;: &quot;Forecasting Human Dynamics from Static Images&quot;, &quot;id&quot;: &quot;ITEM-1&quot;, &quot;issue&quot;: &quot;1&quot;, &quot;author&quot;: [{&quot;given&quot;: &quot;Yu-Wei&quot;, &quot;non-dropping-particle&quot;: &quot;&quot;, &quot;family&quot;: &quot;Chao&quot;, &quot;dropping-particle&quot;: &quot;&quot;, &quot;parse-names&quot;: false, &quot;suffix&quot;: &quot;&quot;}, {&quot;given&quot;: &quot;Jimei&quot;, &quot;non-dropping-particle&quot;: &quot;&quot;, &quot;family&quot;: &quot;Yang&quot;, &quot;dropping-particle&quot;: &quot;&quot;, &quot;parse-names&quot;: false, &quot;suffix&quot;: &quot;&quot;}, {&quot;given&quot;: &quot;Brian&quot;, &quot;non-dropping-particle&quot;: &quot;&quot;, &quot;family&quot;: &quot;Price&quot;, &quot;dropping-particle&quot;: &quot;&quot;, &quot;parse-names&quot;: false, &quot;suffix&quot;: &quot;&quot;}, {&quot;given&quot;: &quot;Scott&quot;, &quot;non-dropping-particle&quot;: &quot;&quot;, &quot;family&quot;: &quot;Cohen&quot;, &quot;dropping-particle&quot;: &quot;&quot;, &quot;parse-names&quot;: false, &quot;suffix&quot;: &quot;&quot;}, {&quot;given&quot;: &quot;Jia&quot;, &quot;non-dropping-particle&quot;: &quot;&quot;, &quot;family&quot;: &quot;Deng&quot;, &quot;dropping-particle&quot;: &quot;&quot;, &quot;parse-names&quot;: false, &quot;suffix&quot;: &quot;&quot;}], &quot;type&quot;: &quot;article-journal&quot;}, &quot;uris&quot;: [&quot;http://www.mendeley.com/documents/?uuid=81ec4932-276d-44e7-a4b8-db73fb8df176&quot;], &quot;id&quot;: &quot;ITEM-1&quot;}], &quot;mendeley&quot;: {&quot;plainTextFormattedCitation&quot;: &quot;(Chao, Yang, Price, Cohen, &amp; Deng, 2017)&quot;, &quot;previouslyFormattedCitation&quot;: &quot;(Chao, Yang, Price, Cohen, &amp; Deng, 2017)&quot;, &quot;formattedCitation&quot;: &quot;(Chao, Yang, Price, Cohen, &amp; Deng, 2017)&quot;}} RNDWUH6GKZnGS"/><text:span text:style-name="T4">(Chao, Yang, Price, Cohen, &amp; Deng, 2017)</text:span><text:reference-mark-end text:name="ADDIN CSL_CITATION {&quot;properties&quot;: {&quot;noteIndex&quot;: 0}, &quot;schema&quot;: &quot;https://github.com/citation-style-language/schema/raw/master/csl-citation.json&quot;, &quot;citationItems&quot;: [{&quot;itemData&quot;: {&quot;issued&quot;: {&quot;date-parts&quot;: [[&quot;2017&quot;]]}, &quot;abstract&quot;: &quot;This paper presents the first study on forecasting human dynamics from static images. The problem is to input a single RGB image and generate a sequence of upcoming human body poses in 3D. To address the problem, we propose the 3D Pose Forecasting Network (3D-PFNet). Our 3D-PFNet integrates recent advances on single-image human pose estimation and sequence prediction, and converts the 2D predictions into 3D space. We train our 3D-PFNet using a three-step training strategy to leverage a diverse source of training data, including image and video based human pose datasets and 3D motion capture (MoCap) data. We demonstrate competitive performance of our 3D-PFNet on 2D pose forecasting and 3D pose recovery through quantitative and qualitative results.&quot;, &quot;DOI&quot;: &quot;10.1109/CVPR.2017.388&quot;, &quot;title&quot;: &quot;Forecasting Human Dynamics from Static Images&quot;, &quot;id&quot;: &quot;ITEM-1&quot;, &quot;issue&quot;: &quot;1&quot;, &quot;author&quot;: [{&quot;given&quot;: &quot;Yu-Wei&quot;, &quot;non-dropping-particle&quot;: &quot;&quot;, &quot;family&quot;: &quot;Chao&quot;, &quot;dropping-particle&quot;: &quot;&quot;, &quot;parse-names&quot;: false, &quot;suffix&quot;: &quot;&quot;}, {&quot;given&quot;: &quot;Jimei&quot;, &quot;non-dropping-particle&quot;: &quot;&quot;, &quot;family&quot;: &quot;Yang&quot;, &quot;dropping-particle&quot;: &quot;&quot;, &quot;parse-names&quot;: false, &quot;suffix&quot;: &quot;&quot;}, {&quot;given&quot;: &quot;Brian&quot;, &quot;non-dropping-particle&quot;: &quot;&quot;, &quot;family&quot;: &quot;Price&quot;, &quot;dropping-particle&quot;: &quot;&quot;, &quot;parse-names&quot;: false, &quot;suffix&quot;: &quot;&quot;}, {&quot;given&quot;: &quot;Scott&quot;, &quot;non-dropping-particle&quot;: &quot;&quot;, &quot;family&quot;: &quot;Cohen&quot;, &quot;dropping-particle&quot;: &quot;&quot;, &quot;parse-names&quot;: false, &quot;suffix&quot;: &quot;&quot;}, {&quot;given&quot;: &quot;Jia&quot;, &quot;non-dropping-particle&quot;: &quot;&quot;, &quot;family&quot;: &quot;Deng&quot;, &quot;dropping-particle&quot;: &quot;&quot;, &quot;parse-names&quot;: false, &quot;suffix&quot;: &quot;&quot;}], &quot;type&quot;: &quot;article-journal&quot;}, &quot;uris&quot;: [&quot;http://www.mendeley.com/documents/?uuid=81ec4932-276d-44e7-a4b8-db73fb8df176&quot;], &quot;id&quot;: &quot;ITEM-1&quot;}], &quot;mendeley&quot;: {&quot;plainTextFormattedCitation&quot;: &quot;(Chao, Yang, Price, Cohen, &amp; Deng, 2017)&quot;, &quot;previouslyFormattedCitation&quot;: &quot;(Chao, Yang, Price, Cohen, &amp; Deng, 2017)&quot;, &quot;formattedCitation&quot;: &quot;(Chao, Yang, Price, Cohen, &amp; Deng, 2017)&quot;}} RNDWUH6GKZnGS"/><text:span text:style-name="T56">⁠</text:span></text:p>
        </text:list-item>
      </text:list>
      <text:list xml:id="list1380403746724223404" text:style-name="L8">
        <text:list-item>
          <text:p text:style-name="P56"><text:span text:style-name="T52">Motion - </text:span><text:span text:style-name="T50">P</text:span><text:span text:style-name="T47">rediction </text:span><text:span text:style-name="T48">of </text:span><text:span text:style-name="T50">movement of all members of a crowd with respect to each other</text:span><text:span text:style-name="T48">, </text:span><text:span text:style-name="T50">using an LSTM,</text:span><text:span text:style-name="T32"> ‘Social LSTM’: </text:span><text:reference-mark-start text:name="ADDIN CSL_CITATION {&quot;properties&quot;: {&quot;noteIndex&quot;: 0}, &quot;schema&quot;: &quot;https://github.com/citation-style-language/schema/raw/master/csl-citation.json&quot;, &quot;citationItems&quot;: [{&quot;itemData&quot;: {&quot;issued&quot;: {&quot;date-parts&quot;: [[&quot;2016&quot;]]}, &quot;ISSN&quot;: &quot;10636919&quot;, &quot;DOI&quot;: &quot;10.1109/CVPR.2016.110&quot;, &quot;page&quot;: &quot;961-971&quot;, &quot;container-title&quot;: &quot;2016 IEEE Conference on Computer Vision and Pattern Recognition (CVPR)&quot;, &quot;id&quot;: &quot;ITEM-1&quot;, &quot;title&quot;: &quot;Social LSTM: Human Trajectory Prediction in Crowded Spaces&quot;, &quot;author&quot;: [{&quot;given&quot;: &quot;Alexandre&quot;, &quot;non-dropping-particle&quot;: &quot;&quot;, &quot;family&quot;: &quot;Alahi&quot;, &quot;dropping-particle&quot;: &quot;&quot;, &quot;parse-names&quot;: false, &quot;suffix&quot;: &quot;&quot;}, {&quot;given&quot;: &quot;Kratarth&quot;, &quot;non-dropping-particle&quot;: &quot;&quot;, &quot;family&quot;: &quot;Goel&quot;, &quot;dropping-particle&quot;: &quot;&quot;, &quot;parse-names&quot;: false, &quot;suffix&quot;: &quot;&quot;}, {&quot;given&quot;: &quot;Vignesh&quot;, &quot;non-dropping-particle&quot;: &quot;&quot;, &quot;family&quot;: &quot;Ramanathan&quot;, &quot;dropping-particle&quot;: &quot;&quot;, &quot;parse-names&quot;: false, &quot;suffix&quot;: &quot;&quot;}, {&quot;given&quot;: &quot;Alexandre&quot;, &quot;non-dropping-particle&quot;: &quot;&quot;, &quot;family&quot;: &quot;Robicquet&quot;, &quot;dropping-particle&quot;: &quot;&quot;, &quot;parse-names&quot;: false, &quot;suffix&quot;: &quot;&quot;}, {&quot;given&quot;: &quot;Li&quot;, &quot;non-dropping-particle&quot;: &quot;&quot;, &quot;family&quot;: &quot;Fei-Fei&quot;, &quot;dropping-particle&quot;: &quot;&quot;, &quot;parse-names&quot;: false, &quot;suffix&quot;: &quot;&quot;}, {&quot;given&quot;: &quot;Silvio&quot;, &quot;non-dropping-particle&quot;: &quot;&quot;, &quot;family&quot;: &quot;Savarese&quot;, &quot;dropping-particle&quot;: &quot;&quot;, &quot;parse-names&quot;: false, &quot;suffix&quot;: &quot;&quot;}], &quot;ISBN&quot;: &quot;978-1-4673-8851-1&quot;, &quot;abstract&quot;: &quot;Pedestrians follow different trajectories to avoid obsta-cles and accommodate fellow pedestrians. Any autonomous vehicle navigating such a scene should be able to foresee the future positions of pedestrians and accordingly adjust its path to avoid collisions. This problem of trajectory pre-diction can be viewed as a sequence generation task, where we are interested in predicting the future trajectory of peo-ple based on their past positions. Following the recent suc-cess of Recurrent Neural Network (RNN) models for se-quence prediction tasks, we propose an LSTM model which can learn general human movement and predict their future trajectories. This is in contrast to traditional approaches which use hand-crafted functions such as Social forces. We demonstrate the performance of our method on several pub-lic datasets. Our model outperforms state-of-the-art meth-ods on some of these datasets . We also analyze the tra-jectories predicted by our model to demonstrate the motion behaviour learned by our model.&quot;, &quot;type&quot;: &quot;article-journal&quot;}, &quot;uris&quot;: [&quot;http://www.mendeley.com/documents/?uuid=1526f769-bdef-49fb-a7a3-2109ed252d8f&quot;], &quot;id&quot;: &quot;ITEM-1&quot;}], &quot;mendeley&quot;: {&quot;plainTextFormattedCitation&quot;: &quot;(Alahi et al., 2016)&quot;, &quot;previouslyFormattedCitation&quot;: &quot;(Alahi et al., 2016)&quot;, &quot;formattedCitation&quot;: &quot;(Alahi et al., 2016)&quot;}} RNDVZ4I31r1Ok"/><text:span text:style-name="T2">(Alahi et al., 2016)</text:span><text:reference-mark-end text:name="ADDIN CSL_CITATION {&quot;properties&quot;: {&quot;noteIndex&quot;: 0}, &quot;schema&quot;: &quot;https://github.com/citation-style-language/schema/raw/master/csl-citation.json&quot;, &quot;citationItems&quot;: [{&quot;itemData&quot;: {&quot;issued&quot;: {&quot;date-parts&quot;: [[&quot;2016&quot;]]}, &quot;ISSN&quot;: &quot;10636919&quot;, &quot;DOI&quot;: &quot;10.1109/CVPR.2016.110&quot;, &quot;page&quot;: &quot;961-971&quot;, &quot;container-title&quot;: &quot;2016 IEEE Conference on Computer Vision and Pattern Recognition (CVPR)&quot;, &quot;id&quot;: &quot;ITEM-1&quot;, &quot;title&quot;: &quot;Social LSTM: Human Trajectory Prediction in Crowded Spaces&quot;, &quot;author&quot;: [{&quot;given&quot;: &quot;Alexandre&quot;, &quot;non-dropping-particle&quot;: &quot;&quot;, &quot;family&quot;: &quot;Alahi&quot;, &quot;dropping-particle&quot;: &quot;&quot;, &quot;parse-names&quot;: false, &quot;suffix&quot;: &quot;&quot;}, {&quot;given&quot;: &quot;Kratarth&quot;, &quot;non-dropping-particle&quot;: &quot;&quot;, &quot;family&quot;: &quot;Goel&quot;, &quot;dropping-particle&quot;: &quot;&quot;, &quot;parse-names&quot;: false, &quot;suffix&quot;: &quot;&quot;}, {&quot;given&quot;: &quot;Vignesh&quot;, &quot;non-dropping-particle&quot;: &quot;&quot;, &quot;family&quot;: &quot;Ramanathan&quot;, &quot;dropping-particle&quot;: &quot;&quot;, &quot;parse-names&quot;: false, &quot;suffix&quot;: &quot;&quot;}, {&quot;given&quot;: &quot;Alexandre&quot;, &quot;non-dropping-particle&quot;: &quot;&quot;, &quot;family&quot;: &quot;Robicquet&quot;, &quot;dropping-particle&quot;: &quot;&quot;, &quot;parse-names&quot;: false, &quot;suffix&quot;: &quot;&quot;}, {&quot;given&quot;: &quot;Li&quot;, &quot;non-dropping-particle&quot;: &quot;&quot;, &quot;family&quot;: &quot;Fei-Fei&quot;, &quot;dropping-particle&quot;: &quot;&quot;, &quot;parse-names&quot;: false, &quot;suffix&quot;: &quot;&quot;}, {&quot;given&quot;: &quot;Silvio&quot;, &quot;non-dropping-particle&quot;: &quot;&quot;, &quot;family&quot;: &quot;Savarese&quot;, &quot;dropping-particle&quot;: &quot;&quot;, &quot;parse-names&quot;: false, &quot;suffix&quot;: &quot;&quot;}], &quot;ISBN&quot;: &quot;978-1-4673-8851-1&quot;, &quot;abstract&quot;: &quot;Pedestrians follow different trajectories to avoid obsta-cles and accommodate fellow pedestrians. Any autonomous vehicle navigating such a scene should be able to foresee the future positions of pedestrians and accordingly adjust its path to avoid collisions. This problem of trajectory pre-diction can be viewed as a sequence generation task, where we are interested in predicting the future trajectory of peo-ple based on their past positions. Following the recent suc-cess of Recurrent Neural Network (RNN) models for se-quence prediction tasks, we propose an LSTM model which can learn general human movement and predict their future trajectories. This is in contrast to traditional approaches which use hand-crafted functions such as Social forces. We demonstrate the performance of our method on several pub-lic datasets. Our model outperforms state-of-the-art meth-ods on some of these datasets . We also analyze the tra-jectories predicted by our model to demonstrate the motion behaviour learned by our model.&quot;, &quot;type&quot;: &quot;article-journal&quot;}, &quot;uris&quot;: [&quot;http://www.mendeley.com/documents/?uuid=1526f769-bdef-49fb-a7a3-2109ed252d8f&quot;], &quot;id&quot;: &quot;ITEM-1&quot;}], &quot;mendeley&quot;: {&quot;plainTextFormattedCitation&quot;: &quot;(Alahi et al., 2016)&quot;, &quot;previouslyFormattedCitation&quot;: &quot;(Alahi et al., 2016)&quot;, &quot;formattedCitation&quot;: &quot;(Alahi et al., 2016)&quot;}} RNDVZ4I31r1Ok"/><text:span text:style-name="T32">Possibly requires an accurate model of movement, or is it maybe just trained on watching how people move? (probably, </text:span><text:span text:style-name="T29">read the paper!</text:span><text:span text:style-name="T58">)</text:span></text:p>
        </text:list-item>
        <text:list-item>
          <text:p text:style-name="P54"><text:span text:style-name="T64">Action Prediction - </text:span>prediction of next action <text:s/>...paper regarding high fives, hugs etc</text:p>
        </text:list-item>
        <text:list-item>
          <text:p text:style-name="P57">Intent? ...<text:span text:style-name="T28">look up</text:span></text:p>
        </text:list-item>
      </text:list>
      <text:p text:style-name="P19">Outstanding questions/<text:span text:style-name="T60">Next works</text:span>:</text:p>
      <text:list xml:id="list15669408333042405" text:style-name="L9">
        <text:list-item>
          <text:p text:style-name="P59">By including the observer as a member of the crowd (with different models, ie a cow behaves differently to a farmer on a horse than to another cow) can we predict how the crowd or herd is going to react to the observers next movement? This could be used to simulate a number of different movements, in a tree search style, and find the best current movement to get the crowd/herd to all move in a certain direction.</text:p>
        </text:list-item>
        <text:list-item>
          <text:p text:style-name="P58"><text:span text:style-name="T64">Has there been work that includes context in predicting behaviour? Yes, </text:span>A General Method for Human Activity Recognition in Video <text:span text:style-name="T68">takes into account the ‘position’ of the action, with regards to on road, pavement, near, far, alone, in crowd. </text:span><text:reference-mark-start text:name="ADDIN CSL_CITATION {&quot;properties&quot;: {&quot;noteIndex&quot;: 0}, &quot;schema&quot;: &quot;https://github.com/citation-style-language/schema/raw/master/csl-citation.json&quot;, &quot;citationItems&quot;: [{&quot;itemData&quot;: {&quot;issued&quot;: {&quot;date-parts&quot;: [[&quot;2006&quot;]]}, &quot;abstract&quot;: &quot;In this paper we develop a system for human behaviour recognition\\nin video sequences. Human behaviour is modelled as a stochastic sequence\\nof actions. Actions are described by a feature vector comprising\\nboth trajectory information (position and velocity), and a set of\\nlocal motion descriptors. Action recognition is achieved via probabilistic\\nsearch of image feature databases representing previously seen actions.\\nHidden Markov Models (HMM) which encode scene rules are used to smooth\\nsequences of actions. High-level behaviour recognition is achieved\\nby computing the likelihood that a set of predefined HMMs explains\\nthe current action sequence. Thus, human actions and behaviour are\\nrepresented using a hierarchy of abstraction: from person-centred\\nactions, to actions with spatio-temporal context, to action sequences\\nand, finally, general behaviours. While the upper levels all use\\nBayesian networks and belief propagation, the lowest level uses non-parametric\\nsampling from a previously learned database of actions. The combined\\nmethod represents a general framework for human behaviour modelling.\\nWe demonstrate results from broadcast tennis sequences and surveillance\\nfootage for automated video annotation.&quot;, &quot;DOI&quot;: &quot;10.1016/j.cviu.2006.07.006&quot;, &quot;page&quot;: &quot;232-248&quot;, &quot;id&quot;: &quot;ITEM-1&quot;, &quot;issue&quot;: &quot;June 2006&quot;, &quot;author&quot;: [{&quot;given&quot;: &quot;Neil&quot;, &quot;non-dropping-particle&quot;: &quot;&quot;, &quot;family&quot;: &quot;Robertson&quot;, &quot;dropping-particle&quot;: &quot;&quot;, &quot;parse-names&quot;: false, &quot;suffix&quot;: &quot;&quot;}, {&quot;given&quot;: &quot;Ian&quot;, &quot;non-dropping-particle&quot;: &quot;&quot;, &quot;family&quot;: &quot;Reid&quot;, &quot;dropping-particle&quot;: &quot;&quot;, &quot;parse-names&quot;: false, &quot;suffix&quot;: &quot;&quot;}], &quot;title&quot;: &quot;A general method for human activity recognition in video&quot;, &quot;volume&quot;: &quot;104&quot;, &quot;type&quot;: &quot;article-journal&quot;}, &quot;uris&quot;: [&quot;http://www.mendeley.com/documents/?uuid=c5ca9f1d-ed09-4182-9372-d77915c88cab&quot;], &quot;id&quot;: &quot;ITEM-1&quot;}], &quot;mendeley&quot;: {&quot;plainTextFormattedCitation&quot;: &quot;(Robertson &amp; Reid, 2006)&quot;, &quot;previouslyFormattedCitation&quot;: &quot;(Robertson &amp; Reid, 2006)&quot;, &quot;formattedCitation&quot;: &quot;(Robertson &amp; Reid, 2006)&quot;}} RNDC9wNMoCuGz"/><text:span text:style-name="T19">(Robertson &amp; Reid, 2006)</text:span><text:reference-mark-end text:name="ADDIN CSL_CITATION {&quot;properties&quot;: {&quot;noteIndex&quot;: 0}, &quot;schema&quot;: &quot;https://github.com/citation-style-language/schema/raw/master/csl-citation.json&quot;, &quot;citationItems&quot;: [{&quot;itemData&quot;: {&quot;issued&quot;: {&quot;date-parts&quot;: [[&quot;2006&quot;]]}, &quot;abstract&quot;: &quot;In this paper we develop a system for human behaviour recognition\\nin video sequences. Human behaviour is modelled as a stochastic sequence\\nof actions. Actions are described by a feature vector comprising\\nboth trajectory information (position and velocity), and a set of\\nlocal motion descriptors. Action recognition is achieved via probabilistic\\nsearch of image feature databases representing previously seen actions.\\nHidden Markov Models (HMM) which encode scene rules are used to smooth\\nsequences of actions. High-level behaviour recognition is achieved\\nby computing the likelihood that a set of predefined HMMs explains\\nthe current action sequence. Thus, human actions and behaviour are\\nrepresented using a hierarchy of abstraction: from person-centred\\nactions, to actions with spatio-temporal context, to action sequences\\nand, finally, general behaviours. While the upper levels all use\\nBayesian networks and belief propagation, the lowest level uses non-parametric\\nsampling from a previously learned database of actions. The combined\\nmethod represents a general framework for human behaviour modelling.\\nWe demonstrate results from broadcast tennis sequences and surveillance\\nfootage for automated video annotation.&quot;, &quot;DOI&quot;: &quot;10.1016/j.cviu.2006.07.006&quot;, &quot;page&quot;: &quot;232-248&quot;, &quot;id&quot;: &quot;ITEM-1&quot;, &quot;issue&quot;: &quot;June 2006&quot;, &quot;author&quot;: [{&quot;given&quot;: &quot;Neil&quot;, &quot;non-dropping-particle&quot;: &quot;&quot;, &quot;family&quot;: &quot;Robertson&quot;, &quot;dropping-particle&quot;: &quot;&quot;, &quot;parse-names&quot;: false, &quot;suffix&quot;: &quot;&quot;}, {&quot;given&quot;: &quot;Ian&quot;, &quot;non-dropping-particle&quot;: &quot;&quot;, &quot;family&quot;: &quot;Reid&quot;, &quot;dropping-particle&quot;: &quot;&quot;, &quot;parse-names&quot;: false, &quot;suffix&quot;: &quot;&quot;}], &quot;title&quot;: &quot;A general method for human activity recognition in video&quot;, &quot;volume&quot;: &quot;104&quot;, &quot;type&quot;: &quot;article-journal&quot;}, &quot;uris&quot;: [&quot;http://www.mendeley.com/documents/?uuid=c5ca9f1d-ed09-4182-9372-d77915c88cab&quot;], &quot;id&quot;: &quot;ITEM-1&quot;}], &quot;mendeley&quot;: {&quot;plainTextFormattedCitation&quot;: &quot;(Robertson &amp; Reid, 2006)&quot;, &quot;previouslyFormattedCitation&quot;: &quot;(Robertson &amp; Reid, 2006)&quot;, &quot;formattedCitation&quot;: &quot;(Robertson &amp; Reid, 2006)&quot;}} RNDC9wNMoCuGz"/><text:span text:style-name="T68">⁠It uses a HMM, which encodes the known “rules” of the scene, <text:s/>after action classification to determine action sequences and outliers</text:span></text:p>
        </text:list-item>
      </text:list>
      <text:p text:style-name="Heading">With regards to Farm Animals:</text:p>
      <text:p text:style-name="P3">“Cattle are less expressive of pain and injury than humans. Therefore, behavioural indicators of pain that cattle do express are subtle. An animal experiencing pain has compromised welfare, and consequences to their health and productivity are also likely” <text:a xlink:type="simple" xlink:href="http://www.publish.csiro.au/ebook/chapter/9781486301614_Chapter4" text:style-name="Internet_20_link" text:visited-style-name="Visited_20_Internet_20_Link">http://www.publish.csiro.au/ebook/chapter/9781486301614_Chapter4</text:a> </text:p>
      <text:p text:style-name="P3"/>
      <text:p text:style-name="P16"><text:span text:style-name="T18">“</text:span><text:span text:style-name="T36">Behavioral indicators of discomfort are attempting to escape, vocalization, kicking, or strugglin</text:span><text:span text:style-name="T37">g</text:span><text:span text:style-name="T36">” <text:s/></text:span><text:reference-mark-start text:name="ADDIN CSL_CITATION {&quot;properties&quot;: {&quot;noteIndex&quot;: 0}, &quot;schema&quot;: &quot;https://github.com/citation-style-language/schema/raw/master/csl-citation.json&quot;, &quot;citationItems&quot;: [{&quot;itemData&quot;: {&quot;page&quot;: &quot;249-257&quot;, &quot;issued&quot;: {&quot;date-parts&quot;: [[&quot;1997&quot;]]}, &quot;PMID&quot;: &quot;9027573&quot;, &quot;type&quot;: &quot;article-journal&quot;, &quot;title&quot;: &quot;Assessment of Stress During Handling and volume&quot;, &quot;ISSN&quot;: &quot;00218812&quot;, &quot;DOI&quot;: &quot;/1997.751249x&quot;, &quot;container-title&quot;: &quot;Transport Journal of Animal Science&quot;, &quot;id&quot;: &quot;ITEM-1&quot;, &quot;issue&quot;: &quot;1997&quot;, &quot;author&quot;: [{&quot;given&quot;: &quot;T.&quot;, &quot;non-dropping-particle&quot;: &quot;&quot;, &quot;family&quot;: &quot;Grandin&quot;, &quot;dropping-particle&quot;: &quot;&quot;, &quot;parse-names&quot;: false, &quot;suffix&quot;: &quot;&quot;}], &quot;ISBN&quot;: &quot;0021-8812&quot;, &quot;volume&quot;: &quot;75&quot;}, &quot;uris&quot;: [&quot;http://www.mendeley.com/documents/?uuid=283ee8a1-7831-4707-b49a-bed61e126cd7&quot;], &quot;id&quot;: &quot;ITEM-1&quot;}], &quot;mendeley&quot;: {&quot;plainTextFormattedCitation&quot;: &quot;(Grandin, 1997)&quot;, &quot;previouslyFormattedCitation&quot;: &quot;(Grandin, 1997)&quot;, &quot;formattedCitation&quot;: &quot;(Grandin, 1997)&quot;}} RNDzbtJz62ibD"/><text:span text:style-name="T35">(Grandin, 1997)</text:span><text:reference-mark-end text:name="ADDIN CSL_CITATION {&quot;properties&quot;: {&quot;noteIndex&quot;: 0}, &quot;schema&quot;: &quot;https://github.com/citation-style-language/schema/raw/master/csl-citation.json&quot;, &quot;citationItems&quot;: [{&quot;itemData&quot;: {&quot;page&quot;: &quot;249-257&quot;, &quot;issued&quot;: {&quot;date-parts&quot;: [[&quot;1997&quot;]]}, &quot;PMID&quot;: &quot;9027573&quot;, &quot;type&quot;: &quot;article-journal&quot;, &quot;title&quot;: &quot;Assessment of Stress During Handling and volume&quot;, &quot;ISSN&quot;: &quot;00218812&quot;, &quot;DOI&quot;: &quot;/1997.751249x&quot;, &quot;container-title&quot;: &quot;Transport Journal of Animal Science&quot;, &quot;id&quot;: &quot;ITEM-1&quot;, &quot;issue&quot;: &quot;1997&quot;, &quot;author&quot;: [{&quot;given&quot;: &quot;T.&quot;, &quot;non-dropping-particle&quot;: &quot;&quot;, &quot;family&quot;: &quot;Grandin&quot;, &quot;dropping-particle&quot;: &quot;&quot;, &quot;parse-names&quot;: false, &quot;suffix&quot;: &quot;&quot;}], &quot;ISBN&quot;: &quot;0021-8812&quot;, &quot;volume&quot;: &quot;75&quot;}, &quot;uris&quot;: [&quot;http://www.mendeley.com/documents/?uuid=283ee8a1-7831-4707-b49a-bed61e126cd7&quot;], &quot;id&quot;: &quot;ITEM-1&quot;}], &quot;mendeley&quot;: {&quot;plainTextFormattedCitation&quot;: &quot;(Grandin, 1997)&quot;, &quot;previouslyFormattedCitation&quot;: &quot;(Grandin, 1997)&quot;, &quot;formattedCitation&quot;: &quot;(Grandin, 1997)&quot;}} RNDzbtJz62ibD"/><text:span text:style-name="T36">⁠</text:span><text:span text:style-name="T38">All of these except for vocalisation can be detected by estimating the individual’s pose over time, ie watching it move. Develop a system that can be trained in an unsupervised method, on a baseline level of ‘calmness’, see how it reponds to novel situtations (the experiment</text:span><text:span text:style-name="T37">)<text:line-break/></text:span></text:p>
      <text:list xml:id="list249432035773978523" text:style-name="L10">
        <text:list-item>
          <text:p text:style-name="P35"><text:span text:style-name="T37">W</text:span><text:span text:style-name="T36">ould there be a way to measure performance quantitatively? Only in a comparison to a person’s ability I suppose</text:span></text:p>
        </text:list-item>
        <text:list-item>
          <text:p text:style-name="P36">Use large dataset of cow video we will acquire at feedlot to predict cow</text:p>
        </text:list-item>
      </text:list>
      <text:p text:style-name="P13"/>
      <text:p text:style-name="P13"/>
      <text:p text:style-name="P28">Plan</text:p>
      <text:list xml:id="list2628376533005479868" text:style-name="L11">
        <text:list-item>
          <text:p text:style-name="P60">Confirm 2D pose can be used for activity recognition. Use 2D keypoints from human activitry dataset in LSTM (SVM too?), compare to use of 3D keypoints (or a paper that has already). Look at diagonal colour square chart. If qualitatively reasonable, continue to 2)</text:p>
        </text:list-item>
      </text:list>
      <text:list xml:id="list3748948184177544732" text:style-name="L12">
        <text:list-item>
          <text:list>
            <text:list-item>
              <text:p text:style-name="P61">Why? Well limiting the input feature vector may help to deal with a limited dataset, (so thats why not raw rgb) and we dont have many 3d pics of cows (thats why 2D) proof of concept</text:p>
            </text:list-item>
            <text:list-item>
              <text:p text:style-name="P66">How: </text:p>
              <text:list>
                <text:list-item>
                  <text:p text:style-name="P66"><text:span text:style-name="T73">Use </text:span><text:a xlink:type="simple" xlink:href="https://github.com/CMU-Perceptual-Computing-Lab/openpose" text:style-name="Internet_20_link" text:visited-style-name="Visited_20_Internet_20_Link">https://github.com/CMU-Perceptual-Computing-Lab/openpose</text:a> <text:span text:style-name="T73">run on activity reocgnition videos. Use multiple camera views of same action, </text:span>outputs keypoints of people detected <text:span text:style-name="T73">in JSON format?</text:span></text:p>
                </text:list-item>
                <text:list-item>
                  <text:p text:style-name="P62"><text:span text:style-name="T74">Format JSON, <text:line-break/>Normalisation of 2D pose. Let’s try with no normalisation first, then when images are fed in with varying body distances, sizes etc, we’ll address. Should only normalise the same way possible in the field, so lots of unknowns.</text:span></text:p>
                  <text:list>
                    <text:list-item>
                      <text:p text:style-name="P74">wrt: </text:p>
                      <text:list>
                        <text:list-item>
                          <text:p text:style-name="P74">size of image</text:p>
                        </text:list-item>
                        <text:list-item>
                          <text:p text:style-name="P74">size of person in image</text:p>
                        </text:list-item>
                        <text:list-item>
                          <text:p text:style-name="P74">position of person in image</text:p>
                        </text:list-item>
                        <text:list-item>
                          <text:p text:style-name="P74">movement of person through image?</text:p>
                        </text:list-item>
                      </text:list>
                    </text:list-item>
                    <text:list-item>
                      <text:p text:style-name="P64"><text:span text:style-name="T74">don’t keep resizing x and y scales each frame, keep relative scale, we want to keep body proportions. Ie dont keep rescaling x and y ranges to 0-1, as this would give very weird results during eg outstrecthing arms, bending, obscured feet.</text:span></text:p>
                    </text:list-item>
                    <text:list-item>
                      <text:p text:style-name="P63"><text:span text:style-name="T77">Without normalising x and y pixel locations, movement wont be removed from pose. This may not be a bad thing as ultimately movement is a large part of activities. Some papers do reposition at ‘root’ origin for 3D pose </text:span><text:reference-mark-start text:name="ADDIN CSL_CITATION {&quot;properties&quot;: {&quot;noteIndex&quot;: 0}, &quot;schema&quot;: &quot;https://github.com/citation-style-language/schema/raw/master/csl-citation.json&quot;, &quot;citationItems&quot;: [{&quot;itemData&quot;: {&quot;issued&quot;: {&quot;date-parts&quot;: [[&quot;2013&quot;]]}, &quot;abstract&quot;: &quot;The gesture recognition using motion capture data and depth sensors has recently drawn more attention in vision recognition. Currently most systems only classify dataset with a couple of dozens different actions. Moreover, feature extraction from the data is often computational complex. In this paper, we propose a novel system to recognize the actions from skeleton data with simple, but effective, features using deep neural networks. Features are extracted for each frame based on the relative positions of joints (PO), temporal differences (TD), and normalized trajectories of motion (NT). Given these features a hybrid multi-layer perceptron is trained, which simultaneously classifies and reconstructs input data. We use deep autoencoder to visualize learnt features, and the experiments show that deep neural networks can capture more discriminative information than, for instance, principal component analysis can. We test our system on a public database with 65 classes and more than 2,000 motion sequences. We obtain an accuracy above 95% which is, to our knowledge, the state of the art result for such a large dataset.&quot;, &quot;DOI&quot;: &quot;10.5220/0004718301220130&quot;, &quot;page&quot;: &quot;122-130&quot;, &quot;id&quot;: &quot;ITEM-1&quot;, &quot;title&quot;: &quot;Classifying and Visualizing Motion Capture Sequences using Deep Neural Networks&quot;, &quot;author&quot;: [{&quot;given&quot;: &quot;Kyunghyun&quot;, &quot;non-dropping-particle&quot;: &quot;&quot;, &quot;family&quot;: &quot;Cho&quot;, &quot;dropping-particle&quot;: &quot;&quot;, &quot;parse-names&quot;: false, &quot;suffix&quot;: &quot;&quot;}, {&quot;given&quot;: &quot;Xi&quot;, &quot;non-dropping-particle&quot;: &quot;&quot;, &quot;family&quot;: &quot;Chen&quot;, &quot;dropping-particle&quot;: &quot;&quot;, &quot;parse-names&quot;: false, &quot;suffix&quot;: &quot;&quot;}], &quot;ISBN&quot;: &quot;9789897580048&quot;, &quot;type&quot;: &quot;article-journal&quot;}, &quot;uris&quot;: [&quot;http://www.mendeley.com/documents/?uuid=afb5076f-d395-4f42-a426-c8e98e72b3fc&quot;], &quot;id&quot;: &quot;ITEM-1&quot;}], &quot;mendeley&quot;: {&quot;plainTextFormattedCitation&quot;: &quot;(Cho &amp; Chen, 2013)&quot;, &quot;formattedCitation&quot;: &quot;(Cho &amp; Chen, 2013)&quot;}} RNDSTUflDhegv"/><text:span text:style-name="T23">(Cho &amp; Chen, 2013)</text:span><text:reference-mark-end text:name="ADDIN CSL_CITATION {&quot;properties&quot;: {&quot;noteIndex&quot;: 0}, &quot;schema&quot;: &quot;https://github.com/citation-style-language/schema/raw/master/csl-citation.json&quot;, &quot;citationItems&quot;: [{&quot;itemData&quot;: {&quot;issued&quot;: {&quot;date-parts&quot;: [[&quot;2013&quot;]]}, &quot;abstract&quot;: &quot;The gesture recognition using motion capture data and depth sensors has recently drawn more attention in vision recognition. Currently most systems only classify dataset with a couple of dozens different actions. Moreover, feature extraction from the data is often computational complex. In this paper, we propose a novel system to recognize the actions from skeleton data with simple, but effective, features using deep neural networks. Features are extracted for each frame based on the relative positions of joints (PO), temporal differences (TD), and normalized trajectories of motion (NT). Given these features a hybrid multi-layer perceptron is trained, which simultaneously classifies and reconstructs input data. We use deep autoencoder to visualize learnt features, and the experiments show that deep neural networks can capture more discriminative information than, for instance, principal component analysis can. We test our system on a public database with 65 classes and more than 2,000 motion sequences. We obtain an accuracy above 95% which is, to our knowledge, the state of the art result for such a large dataset.&quot;, &quot;DOI&quot;: &quot;10.5220/0004718301220130&quot;, &quot;page&quot;: &quot;122-130&quot;, &quot;id&quot;: &quot;ITEM-1&quot;, &quot;title&quot;: &quot;Classifying and Visualizing Motion Capture Sequences using Deep Neural Networks&quot;, &quot;author&quot;: [{&quot;given&quot;: &quot;Kyunghyun&quot;, &quot;non-dropping-particle&quot;: &quot;&quot;, &quot;family&quot;: &quot;Cho&quot;, &quot;dropping-particle&quot;: &quot;&quot;, &quot;parse-names&quot;: false, &quot;suffix&quot;: &quot;&quot;}, {&quot;given&quot;: &quot;Xi&quot;, &quot;non-dropping-particle&quot;: &quot;&quot;, &quot;family&quot;: &quot;Chen&quot;, &quot;dropping-particle&quot;: &quot;&quot;, &quot;parse-names&quot;: false, &quot;suffix&quot;: &quot;&quot;}], &quot;ISBN&quot;: &quot;9789897580048&quot;, &quot;type&quot;: &quot;article-journal&quot;}, &quot;uris&quot;: [&quot;http://www.mendeley.com/documents/?uuid=afb5076f-d395-4f42-a426-c8e98e72b3fc&quot;], &quot;id&quot;: &quot;ITEM-1&quot;}], &quot;mendeley&quot;: {&quot;plainTextFormattedCitation&quot;: &quot;(Cho &amp; Chen, 2013)&quot;, &quot;formattedCitation&quot;: &quot;(Cho &amp; Chen, 2013)&quot;}} RNDSTUflDhegv"/></text:p>
                    </text:list-item>
                    <text:list-item>
                      <text:p text:style-name="P63"><text:span text:style-name="T24">We can assume:</text:span></text:p>
                      <text:list>
                        <text:list-item>
                          <text:p text:style-name="P63"><text:span text:style-name="T24">small movements of camera between frames – negligible over the input timestep of about 2s </text:span><text:span text:style-name="T26">(for experiment 1, no camera movement)</text:span></text:p>
                        </text:list-item>
                        <text:list-item>
                          <text:p text:style-name="P65"><text:span text:style-name="T24">larger movement of the subject relative to camera movement during timestep, </text:span><text:span text:style-name="T25">in both pose variance and body translation</text:span></text:p>
                        </text:list-item>
                        <text:list-item>
                          <text:p text:style-name="P65"><text:span text:style-name="T26">only 1 person in image at a time, so that association of observations is not yet required</text:span><text:span text:style-name="T78">⁠</text:span></text:p>
                        </text:list-item>
                      </text:list>
                    </text:list-item>
                  </text:list>
                </text:list-item>
                <text:list-item>
                  <text:p text:style-name="P69"><text:soft-page-break/>Feed every nth 18x2 pose into a RNN, where n equals a timerate of about 0.5s. <text:span text:style-name="T75">So in same format as LSTM for acclermote (7352 X 128 X 9) we have (datasetlength X window-width X (18x2) ) <text:s text:c="3"/></text:span></text:p>
                  <text:list>
                    <text:list-item>
                      <text:p text:style-name="P73">n_steps = <text:s/><text:span text:style-name="T75">window-width ( about 2.5s depending on camera FPS, about 44 readings)</text:span></text:p>
                    </text:list-item>
                    <text:list-item>
                      <text:p text:style-name="P72">n_input = 36 <text:s/><text:span text:style-name="T76">(18 joints x 2 x&amp;y )</text:span></text:p>
                    </text:list-item>
                    <text:list-item>
                      <text:p text:style-name="P72">n_classes = action classes <text:span text:style-name="T76">(10?)</text:span></text:p>
                    </text:list-item>
                  </text:list>
                </text:list-item>
                <text:list-item>
                  <text:p text:style-name="P75">Mask missed keypoints where kp = 0.0</text:p>
                </text:list-item>
              </text:list>
            </text:list-item>
          </text:list>
        </text:list-item>
      </text:list>
      <text:list xml:id="list165326878225287" text:continue-list="list2628376533005479868" text:style-name="L11">
        <text:list-item>
          <text:p text:style-name="P60">Get 2D pose working on cows. Label data and get er working</text:p>
        </text:list-item>
      </text:list>
      <text:list xml:id="list5302842158561859115" text:style-name="L13">
        <text:list-item>
          <text:list>
            <text:list-item>
              <text:p text:style-name="P67">How: </text:p>
              <text:list>
                <text:list-item>
                  <text:p text:style-name="P67">Train on labelled cow joint positions using </text:p>
                </text:list-item>
                <text:list-item>
                  <text:p text:style-name="P68">Switch models in openspose (<text:span text:style-name="T73">/home/stuart/code/openpose/models/pose/coco) </text:span></text:p>
                </text:list-item>
                <text:list-item>
                  <text:p text:style-name="P67">Run using cow model, take outputted keypoints and do as per 1</text:p>
                </text:list-item>
              </text:list>
            </text:list-item>
          </text:list>
        </text:list-item>
      </text:list>
      <text:list xml:id="list165328755365482" text:continue-list="list165326878225287" text:style-name="L11">
        <text:list-item>
          <text:p text:style-name="P60">We dont have much labeled cow activity (could look at serisouly doing the accelerometer verification here) or we could look at hand selected features or outlier (calmness) …</text:p>
        </text:list-item>
        <text:list-item>
          <text:p text:style-name="P60">Future: Application of LSTM to herd behaviour prediction</text:p>
        </text:list-item>
      </text:list>
      <text:p text:style-name="P30">Datasets</text:p>
      <text:p text:style-name="P70"><text:span text:style-name="T65">A list of various human activity video datasets </text:span>: <text:a xlink:type="simple" xlink:href="https://www.cs.utexas.edu/~chaoyeh/web_action_data/dataset_list.html" text:style-name="Internet_20_link" text:visited-style-name="Visited_20_Internet_20_Link">https://www.cs.utexas.edu/~chaoyeh/web_action_data/dataset_list.html</text:a> </text:p>
      <text:p text:style-name="P71">multi camera view action daataset: <text:s/><text:a xlink:type="simple" xlink:href="http://tele-immersion.citris-uc.org/berkeley_mhad" text:style-name="Internet_20_link" text:visited-style-name="Visited_20_Internet_20_Link">http://tele-immersion.citris-uc.org/berkeley_mhad</text:a> </text:p>
      <text:p text:style-name="P23">Cow activity Dataset:</text:p>
      <text:p text:style-name="P23">see sequoia drive, awaiting labels from Israel</text:p>
      <text:p text:style-name="P26"><text:span text:style-name="T67">Labelled images: </text:span>http://image-net.org</text:p>
      <text:p text:style-name="Heading_20_1">References:</text:p>
      <text:p text:style-name="P2"/>
      <text:section text:style-name="Sect1" text:name="ADDIN Mendeley Bibliography CSL_BIBLIOGRAPHY  RND4QFjaeRzfo">
        <text:p text:style-name="P38">Alahi, A., Goel, K., Ramanathan, V., Robicquet, A., Fei-Fei, L., &amp; Savarese, S. (2016). Social LSTM: Human Trajectory Prediction in Crowded Spaces. <text:span text:style-name="T27">2016 IEEE Conference on Computer Vision and Pattern Recognition (CVPR)</text:span>, 961–971. https://doi.org/10.1109/CVPR.2016.110</text:p>
        <text:p text:style-name="P38">Cao, Z., Simon, T., Wei, S.-E., &amp; Sheikh, Y. (2016). Realtime Multi-Person 2D Pose Estimation using Part Affinity Fields. https://doi.org/10.1109/CVPR.2017.143</text:p>
        <text:p text:style-name="P38">Chao, Y.-W., Yang, J., Price, B., Cohen, S., &amp; Deng, J. (2017). Forecasting Human Dynamics from Static Images, (1). https://doi.org/10.1109/CVPR.2017.388</text:p>
        <text:p text:style-name="P38"><text:soft-page-break/>Cho, K., &amp; Chen, X. (2013). Classifying and Visualizing Motion Capture Sequences using Deep Neural Networks, 122–130. https://doi.org/10.5220/0004718301220130</text:p>
        <text:p text:style-name="P38">Du, Y., Wang, W., &amp; Wang, L. (2015). Hierarchial Recurrent Neural Network for Skeleton Based Action Recognition. <text:span text:style-name="T27">IEEE Conference on Computer Vision and Pattern Recognition</text:span>, 1110–1118. https://doi.org/10.1109/CVPR.2015.7298714</text:p>
        <text:p text:style-name="P38">Grandin, T. (1997). Assessment of Stress During Handling and volume. <text:span text:style-name="T27">Transport Journal of Animal Science</text:span>, <text:span text:style-name="T27">75</text:span>(1997), 249–257. https://doi.org//1997.751249x</text:p>
        <text:p text:style-name="P38">Ko, K.-E., &amp; Sim, K.-B. (2018). Deep convolutional framework for abnormal behavior detection in a smart surveillance system. <text:span text:style-name="T27">Engineering Applications of Artificial Intelligence</text:span>, <text:span text:style-name="T27">67</text:span>(June 2017), 226–234. https://doi.org/10.1016/j.engappai.2017.10.001</text:p>
        <text:p text:style-name="P38">Mehta, D., Sridhar, S., Sotnychenko, O., Rhodin, H., Shafiei, M., Seidel, H., … Xu, W. (2017). VNect: Real-time 3D Human Pose Estimation with a Single RGB Camera ACM Reference format: VNect: Real-time 3D Human Pose Estimation with a Single RGB Camera. <text:span text:style-name="T27">Tog</text:span>, <text:span text:style-name="T27">36</text:span>(14), 1–13. https://doi.org/10.1145/3072959.3073596</text:p>
        <text:p text:style-name="P38">Robertson, N., &amp; Reid, I. (2006). A general method for human activity recognition in video, <text:span text:style-name="T27">104</text:span>(June 2006), 232–248. https://doi.org/10.1016/j.cviu.2006.07.006</text:p>
        <text:p text:style-name="P38">Subetha, T., &amp; Chitrakala, S. (2016). A survey on human activity recognition from videos. <text:span text:style-name="T27">2016 International Conference on Information Communication and Embedded Systems (ICICES)</text:span>, (Icices), 1–7. https://doi.org/10.1109/ICICES.2016.7518920</text:p>
        <text:p text:style-name="P38">Xu, R., Agarwal, P., Kumar, S., Krovi, V. N., &amp; Corso, J. J. (2012). Combining skeletal pose with local motion for human activity recognition. <text:span text:style-name="T27">Lecture Notes in Computer Science (Including Subseries Lecture Notes in Artificial Intelligence and Lecture Notes in Bioinformatics)</text:span>, <text:span text:style-name="T27">7378 LNCS</text:span>, 114–123. https://doi.org/10.1007/978-3-642-31567-1_11</text:p>
        <text:p text:style-name="P37">Zhang, S., Wei, Z., Nie, J., Huang, L., Wang, S., &amp; Li, Z. (2017). A Review on Human Activity Recognition Using Vision-Based Method. <text:span text:style-name="T27">Journal of Healthcare Engineering</text:span>, <text:span text:style-name="T27">2017</text:span>. https://doi.org/10.1155/2017/3090343</text:p>
      </text:section>
      <text:p text:style-name="P1">⁠</text:p>
      <text:p text:style-name="P14">Guillaume Chevalier, LSTMs for Human Activity Recognition, 2016 https://github.com/guillaume-chevalier/LSTM-Human-Activity-Recognition</text:p>
      <text:p text:style-name="P10"/>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11:57:22.559551024</meta:creation-date>
    <dc:date>2017-12-06T14:20:12.408905855</dc:date>
    <meta:editing-duration>PT12H43M45S</meta:editing-duration>
    <meta:editing-cycles>34</meta:editing-cycles>
    <meta:generator>LibreOffice/5.1.6.2$Linux_X86_64 LibreOffice_project/10m0$Build-2</meta:generator>
    <meta:document-statistic meta:table-count="0" meta:image-count="0" meta:object-count="0" meta:page-count="7" meta:paragraph-count="121" meta:word-count="2381" meta:character-count="14944" meta:non-whitespace-character-count="12730"/>
    <meta:user-defined meta:name="Mendeley Citation Style_1">http://www.zotero.org/styles/apa</meta:user-defined>
    <meta:user-defined meta:name="Mendeley Document_1">True</meta:user-defined>
    <meta:user-defined meta:name="Mendeley Unique User Id_1">bb25f2dd-837f-3d5a-963b-2f0d446749d8</meta:user-defined>
  </office:meta>
</office:document-meta>
</file>